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734.23pt" svg:height="467.01pt" svg:x="339.14pt" svg:y="2.83pt">
            <draw:object draw:notify-on-update-of-ranges="'sink_2.receiver_i.routed_msg_sub.network'.D1:'sink_2.receiver_i.routed_msg_sub.network'.D1 'sink_2.receiver_i.routed_msg_sub.network'.D2:'sink_2.receiver_i.routed_msg_sub.network'.D208 'sink_2.receiver_i.routed_msg_sub.network'.E1:'sink_2.receiver_i.routed_msg_sub.network'.E1 'sink_2.receiver_i.routed_msg_sub.network'.E2:'sink_2.receiver_i.routed_msg_s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88065.82435" calcext:value-type="float">
            <text:p>1442688065.82435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88065.84426" calcext:value-type="float">
            <text:p>1442688065.84426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199110507965088" calcext:value-type="float">
            <text:p>0.0199110508</text:p>
          </table:table-cell>
          <table:table-cell table:formula="of:=[.C3]/([.D3]-[.D2])" office:value-type="float" office:value="3296259.98500832" calcext:value-type="float">
            <text:p>3296259.98500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88065.88648" calcext:value-type="float">
            <text:p>1442688065.88648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0621309280395508" calcext:value-type="float">
            <text:p>0.062130928</text:p>
          </table:table-cell>
          <table:table-cell table:formula="of:=[.C4]/([.D4]-[.D3])" office:value-type="float" office:value="1554528.44218813" calcext:value-type="float">
            <text:p>1554528.44218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88065.94997" calcext:value-type="float">
            <text:p>1442688065.94997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125623464584351" calcext:value-type="float">
            <text:p>0.1256234646</text:p>
          </table:table-cell>
          <table:table-cell table:formula="of:=[.C5]/([.D5]-[.D4])" office:value-type="float" office:value="1033696.29836242" calcext:value-type="float">
            <text:p>1033696.29836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88066.01362" calcext:value-type="float">
            <text:p>1442688066.01362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189270257949829" calcext:value-type="float">
            <text:p>0.1892702579</text:p>
          </table:table-cell>
          <table:table-cell table:formula="of:=[.C6]/([.D6]-[.D5])" office:value-type="float" office:value="1031190.99218592" calcext:value-type="float">
            <text:p>1031190.992185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88066.07371" calcext:value-type="float">
            <text:p>1442688066.07371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249355554580688" calcext:value-type="float">
            <text:p>0.2493555546</text:p>
          </table:table-cell>
          <table:table-cell table:formula="of:=[.C7]/([.D7]-[.D6])" office:value-type="float" office:value="1092313.82185258" calcext:value-type="float">
            <text:p>1092313.82185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88066.13414" calcext:value-type="float">
            <text:p>1442688066.13414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309785842895508" calcext:value-type="float">
            <text:p>0.3097858429</text:p>
          </table:table-cell>
          <table:table-cell table:formula="of:=[.C8]/([.D8]-[.D7])" office:value-type="float" office:value="1086077.88958546" calcext:value-type="float">
            <text:p>1086077.88958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88066.19483" calcext:value-type="float">
            <text:p>1442688066.19483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370482206344604" calcext:value-type="float">
            <text:p>0.3704822063</text:p>
          </table:table-cell>
          <table:table-cell table:formula="of:=[.C9]/([.D9]-[.D8])" office:value-type="float" office:value="1081316.84124771" calcext:value-type="float">
            <text:p>1081316.84124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88066.25537" calcext:value-type="float">
            <text:p>1442688066.2553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431024312973022" calcext:value-type="float">
            <text:p>0.431024313</text:p>
          </table:table-cell>
          <table:table-cell table:formula="of:=[.C10]/([.D10]-[.D9])" office:value-type="float" office:value="1084071.95677583" calcext:value-type="float">
            <text:p>1084071.956775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88066.31603" calcext:value-type="float">
            <text:p>1442688066.31603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491677045822144" calcext:value-type="float">
            <text:p>0.4916770458</text:p>
          </table:table-cell>
          <table:table-cell table:formula="of:=[.C11]/([.D11]-[.D10])" office:value-type="float" office:value="1082094.68752653" calcext:value-type="float">
            <text:p>1082094.687526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88066.37672" calcext:value-type="float">
            <text:p>1442688066.37672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552372455596924" calcext:value-type="float">
            <text:p>0.5523724556</text:p>
          </table:table-cell>
          <table:table-cell table:formula="of:=[.C12]/([.D12]-[.D11])" office:value-type="float" office:value="1081333.83139743" calcext:value-type="float">
            <text:p>1081333.83139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88066.43736" calcext:value-type="float">
            <text:p>1442688066.43736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613006353378296" calcext:value-type="float">
            <text:p>0.6130063534</text:p>
          </table:table-cell>
          <table:table-cell table:formula="of:=[.C13]/([.D13]-[.D12])" office:value-type="float" office:value="1082430.82502546" calcext:value-type="float">
            <text:p>1082430.825025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88066.49793" calcext:value-type="float">
            <text:p>1442688066.49793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673576831817627" calcext:value-type="float">
            <text:p>0.6735768318</text:p>
          </table:table-cell>
          <table:table-cell table:formula="of:=[.C14]/([.D14]-[.D13])" office:value-type="float" office:value="1083564.16675392" calcext:value-type="float">
            <text:p>1083564.16675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88066.55826" calcext:value-type="float">
            <text:p>1442688066.55826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733908176422119" calcext:value-type="float">
            <text:p>0.7339081764</text:p>
          </table:table-cell>
          <table:table-cell table:formula="of:=[.C15]/([.D15]-[.D14])" office:value-type="float" office:value="1087859.06281812" calcext:value-type="float">
            <text:p>1087859.062818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88066.61891" calcext:value-type="float">
            <text:p>1442688066.61891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794557571411133" calcext:value-type="float">
            <text:p>0.7945575714</text:p>
          </table:table-cell>
          <table:table-cell table:formula="of:=[.C16]/([.D16]-[.D15])" office:value-type="float" office:value="1082154.24097617" calcext:value-type="float">
            <text:p>1082154.24097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88066.67948" calcext:value-type="float">
            <text:p>1442688066.67948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0.855129241943359" calcext:value-type="float">
            <text:p>0.8551292419</text:p>
          </table:table-cell>
          <table:table-cell table:formula="of:=[.C17]/([.D17]-[.D16])" office:value-type="float" office:value="1083542.84145228" calcext:value-type="float">
            <text:p>1083542.84145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88066.74018" calcext:value-type="float">
            <text:p>1442688066.74018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0.915826797485352" calcext:value-type="float">
            <text:p>0.9158267975</text:p>
          </table:table-cell>
          <table:table-cell table:formula="of:=[.C18]/([.D18]-[.D17])" office:value-type="float" office:value="1081295.60431135" calcext:value-type="float">
            <text:p>1081295.60431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88066.80076" calcext:value-type="float">
            <text:p>1442688066.80076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0.976412773132324" calcext:value-type="float">
            <text:p>0.9764127731</text:p>
          </table:table-cell>
          <table:table-cell table:formula="of:=[.C19]/([.D19]-[.D18])" office:value-type="float" office:value="1083287.00328984" calcext:value-type="float">
            <text:p>1083287.00328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88066.86138" calcext:value-type="float">
            <text:p>1442688066.86138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03703498840332" calcext:value-type="float">
            <text:p>1.0370349884</text:p>
          </table:table-cell>
          <table:table-cell table:formula="of:=[.C20]/([.D20]-[.D19])" office:value-type="float" office:value="1082639.42032816" calcext:value-type="float">
            <text:p>1082639.420328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88066.92181" calcext:value-type="float">
            <text:p>1442688066.92181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09745812416077" calcext:value-type="float">
            <text:p>1.0974581242</text:p>
          </table:table-cell>
          <table:table-cell table:formula="of:=[.C21]/([.D21]-[.D20])" office:value-type="float" office:value="1086206.45349264" calcext:value-type="float">
            <text:p>1086206.45349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88066.98234" calcext:value-type="float">
            <text:p>1442688066.98234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15799355506897" calcext:value-type="float">
            <text:p>1.1579935551</text:p>
          </table:table-cell>
          <table:table-cell table:formula="of:=[.C22]/([.D22]-[.D21])" office:value-type="float" office:value="1084191.50595501" calcext:value-type="float">
            <text:p>1084191.505955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88080.05554" calcext:value-type="float">
            <text:p>1442688080.05554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4.2311866283417" calcext:value-type="float">
            <text:p>14.2311866283</text:p>
          </table:table-cell>
          <table:table-cell table:formula="of:=[.C23]/([.D23]-[.D22])" office:value-type="float" office:value="5020.34962936334" calcext:value-type="float">
            <text:p>5020.34962936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88080.13794" calcext:value-type="float">
            <text:p>1442688080.13794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4.3135905265808" calcext:value-type="float">
            <text:p>14.3135905266</text:p>
          </table:table-cell>
          <table:table-cell table:formula="of:=[.C24]/([.D24]-[.D23])" office:value-type="float" office:value="796467.174520509" calcext:value-type="float">
            <text:p>796467.1745205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88080.22033" calcext:value-type="float">
            <text:p>1442688080.22033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4.3959784507751" calcext:value-type="float">
            <text:p>14.3959784508</text:p>
          </table:table-cell>
          <table:table-cell table:formula="of:=[.C25]/([.D25]-[.D24])" office:value-type="float" office:value="796621.600092603" calcext:value-type="float">
            <text:p>796621.6000926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88080.30269" calcext:value-type="float">
            <text:p>1442688080.30269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4.4783406257629" calcext:value-type="float">
            <text:p>14.4783406258</text:p>
          </table:table-cell>
          <table:table-cell table:formula="of:=[.C26]/([.D26]-[.D25])" office:value-type="float" office:value="796870.650996376" calcext:value-type="float">
            <text:p>796870.6509963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88080.38512" calcext:value-type="float">
            <text:p>1442688080.38512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4.5607736110687" calcext:value-type="float">
            <text:p>14.5607736111</text:p>
          </table:table-cell>
          <table:table-cell table:formula="of:=[.C27]/([.D27]-[.D26])" office:value-type="float" office:value="796186.135398801" calcext:value-type="float">
            <text:p>796186.1353988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88080.46758" calcext:value-type="float">
            <text:p>1442688080.46758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4.6432259082794" calcext:value-type="float">
            <text:p>14.6432259083</text:p>
          </table:table-cell>
          <table:table-cell table:formula="of:=[.C28]/([.D28]-[.D27])" office:value-type="float" office:value="795999.653378828" calcext:value-type="float">
            <text:p>795999.6533788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88080.55" calcext:value-type="float">
            <text:p>1442688080.55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4.725649356842" calcext:value-type="float">
            <text:p>14.7256493568</text:p>
          </table:table-cell>
          <table:table-cell table:formula="of:=[.C29]/([.D29]-[.D28])" office:value-type="float" office:value="796278.25751716" calcext:value-type="float">
            <text:p>796278.257517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88080.63238" calcext:value-type="float">
            <text:p>1442688080.6323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4.8080291748047" calcext:value-type="float">
            <text:p>14.8080291748</text:p>
          </table:table-cell>
          <table:table-cell table:formula="of:=[.C30]/([.D30]-[.D29])" office:value-type="float" office:value="796699.988215069" calcext:value-type="float">
            <text:p>796699.988215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88080.71471" calcext:value-type="float">
            <text:p>1442688080.71471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4.8903620243073" calcext:value-type="float">
            <text:p>14.8903620243</text:p>
          </table:table-cell>
          <table:table-cell table:formula="of:=[.C31]/([.D31]-[.D30])" office:value-type="float" office:value="797154.482038867" calcext:value-type="float">
            <text:p>797154.4820388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88080.79731" calcext:value-type="float">
            <text:p>1442688080.79731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4.9729580879211" calcext:value-type="float">
            <text:p>14.9729580879</text:p>
          </table:table-cell>
          <table:table-cell table:formula="of:=[.C32]/([.D32]-[.D31])" office:value-type="float" office:value="794614.139322755" calcext:value-type="float">
            <text:p>794614.1393227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88080.87975" calcext:value-type="float">
            <text:p>1442688080.87975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5.0554006099701" calcext:value-type="float">
            <text:p>15.05540061</text:p>
          </table:table-cell>
          <table:table-cell table:formula="of:=[.C33]/([.D33]-[.D32])" office:value-type="float" office:value="796094.03459335" calcext:value-type="float">
            <text:p>796094.034593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88080.96218" calcext:value-type="float">
            <text:p>1442688080.96218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5.1378338336945" calcext:value-type="float">
            <text:p>15.1378338337</text:p>
          </table:table-cell>
          <table:table-cell table:formula="of:=[.C34]/([.D34]-[.D33])" office:value-type="float" office:value="796183.832618944" calcext:value-type="float">
            <text:p>796183.8326189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88081.04408" calcext:value-type="float">
            <text:p>1442688081.04408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5.2197329998016" calcext:value-type="float">
            <text:p>15.2197329998</text:p>
          </table:table-cell>
          <table:table-cell table:formula="of:=[.C35]/([.D35]-[.D34])" office:value-type="float" office:value="801375.680847719" calcext:value-type="float">
            <text:p>801375.6808477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88081.12256" calcext:value-type="float">
            <text:p>1442688081.12256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5.29820728302" calcext:value-type="float">
            <text:p>15.298207283</text:p>
          </table:table-cell>
          <table:table-cell table:formula="of:=[.C36]/([.D36]-[.D35])" office:value-type="float" office:value="836350.423454709" calcext:value-type="float">
            <text:p>836350.423454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88081.20122" calcext:value-type="float">
            <text:p>1442688081.20122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5.376868724823" calcext:value-type="float">
            <text:p>15.3768687248</text:p>
          </table:table-cell>
          <table:table-cell table:formula="of:=[.C37]/([.D37]-[.D36])" office:value-type="float" office:value="834360.501100233" calcext:value-type="float">
            <text:p>834360.5011002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88081.27977" calcext:value-type="float">
            <text:p>1442688081.27977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5.4554226398468" calcext:value-type="float">
            <text:p>15.4554226398</text:p>
          </table:table-cell>
          <table:table-cell table:formula="of:=[.C38]/([.D38]-[.D37])" office:value-type="float" office:value="835502.596912095" calcext:value-type="float">
            <text:p>835502.5969120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88081.35833" calcext:value-type="float">
            <text:p>1442688081.35833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5.5339803695679" calcext:value-type="float">
            <text:p>15.5339803696</text:p>
          </table:table-cell>
          <table:table-cell table:formula="of:=[.C39]/([.D39]-[.D38])" office:value-type="float" office:value="835462.025608886" calcext:value-type="float">
            <text:p>835462.0256088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88081.43692" calcext:value-type="float">
            <text:p>1442688081.43692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5.6125695705414" calcext:value-type="float">
            <text:p>15.6125695705</text:p>
          </table:table-cell>
          <table:table-cell table:formula="of:=[.C40]/([.D40]-[.D39])" office:value-type="float" office:value="835127.462641107" calcext:value-type="float">
            <text:p>835127.4626411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88081.51548" calcext:value-type="float">
            <text:p>1442688081.51548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5.691127538681" calcext:value-type="float">
            <text:p>15.6911275387</text:p>
          </table:table-cell>
          <table:table-cell table:formula="of:=[.C41]/([.D41]-[.D40])" office:value-type="float" office:value="835459.490033263" calcext:value-type="float">
            <text:p>835459.4900332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88081.59396" calcext:value-type="float">
            <text:p>1442688081.5939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5.7696096897125" calcext:value-type="float">
            <text:p>15.7696096897</text:p>
          </table:table-cell>
          <table:table-cell table:formula="of:=[.C42]/([.D42]-[.D41])" office:value-type="float" office:value="836266.579564856" calcext:value-type="float">
            <text:p>836266.579564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88081.67256" calcext:value-type="float">
            <text:p>1442688081.67256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5.8482110500336" calcext:value-type="float">
            <text:p>15.84821105</text:p>
          </table:table-cell>
          <table:table-cell table:formula="of:=[.C43]/([.D43]-[.D42])" office:value-type="float" office:value="834998.271428485" calcext:value-type="float">
            <text:p>834998.271428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88081.75119" calcext:value-type="float">
            <text:p>1442688081.75119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5.926837682724" calcext:value-type="float">
            <text:p>15.9268376827</text:p>
          </table:table-cell>
          <table:table-cell table:formula="of:=[.C44]/([.D44]-[.D43])" office:value-type="float" office:value="834729.884190864" calcext:value-type="float">
            <text:p>834729.8841908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88081.82965" calcext:value-type="float">
            <text:p>1442688081.82965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6.0052955150604" calcext:value-type="float">
            <text:p>16.0052955151</text:p>
          </table:table-cell>
          <table:table-cell table:formula="of:=[.C45]/([.D45]-[.D44])" office:value-type="float" office:value="836525.78774508" calcext:value-type="float">
            <text:p>836525.787745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88081.90822" calcext:value-type="float">
            <text:p>1442688081.9082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6.0838694572449" calcext:value-type="float">
            <text:p>16.0838694572</text:p>
          </table:table-cell>
          <table:table-cell table:formula="of:=[.C46]/([.D46]-[.D45])" office:value-type="float" office:value="835289.641519224" calcext:value-type="float">
            <text:p>835289.6415192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88081.98677" calcext:value-type="float">
            <text:p>1442688081.98677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6.162424325943" calcext:value-type="float">
            <text:p>16.1624243259</text:p>
          </table:table-cell>
          <table:table-cell table:formula="of:=[.C47]/([.D47]-[.D46])" office:value-type="float" office:value="835492.453716884" calcext:value-type="float">
            <text:p>835492.4537168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88082.05799" calcext:value-type="float">
            <text:p>1442688082.05799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6.2336447238922" calcext:value-type="float">
            <text:p>16.2336447239</text:p>
          </table:table-cell>
          <table:table-cell table:formula="of:=[.C48]/([.D48]-[.D47])" office:value-type="float" office:value="921533.744402785" calcext:value-type="float">
            <text:p>921533.7444027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88082.12249" calcext:value-type="float">
            <text:p>1442688082.12249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6.2981443405151" calcext:value-type="float">
            <text:p>16.2981443405</text:p>
          </table:table-cell>
          <table:table-cell table:formula="of:=[.C49]/([.D49]-[.D48])" office:value-type="float" office:value="1017556.43578" calcext:value-type="float">
            <text:p>1017556.43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88082.18692" calcext:value-type="float">
            <text:p>1442688082.18692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6.36256980896" calcext:value-type="float">
            <text:p>16.362569809</text:p>
          </table:table-cell>
          <table:table-cell table:formula="of:=[.C50]/([.D50]-[.D49])" office:value-type="float" office:value="1018727.55579898" calcext:value-type="float">
            <text:p>1018727.555798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88082.25132" calcext:value-type="float">
            <text:p>1442688082.25132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6.426967382431" calcext:value-type="float">
            <text:p>16.4269673824</text:p>
          </table:table-cell>
          <table:table-cell table:formula="of:=[.C51]/([.D51]-[.D50])" office:value-type="float" office:value="1019168.83606624" calcext:value-type="float">
            <text:p>1019168.83606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88082.31582" calcext:value-type="float">
            <text:p>1442688082.31582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6.4914672374725" calcext:value-type="float">
            <text:p>16.4914672375</text:p>
          </table:table-cell>
          <table:table-cell table:formula="of:=[.C52]/([.D52]-[.D51])" office:value-type="float" office:value="1017552.67446365" calcext:value-type="float">
            <text:p>1017552.674463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88082.38022" calcext:value-type="float">
            <text:p>1442688082.38022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6.555867433548" calcext:value-type="float">
            <text:p>16.5558674335</text:p>
          </table:table-cell>
          <table:table-cell table:formula="of:=[.C53]/([.D53]-[.D52])" office:value-type="float" office:value="1019127.3318969" calcext:value-type="float">
            <text:p>1019127.33189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88082.44468" calcext:value-type="float">
            <text:p>1442688082.44468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6.6203269958496" calcext:value-type="float">
            <text:p>16.6203269958</text:p>
          </table:table-cell>
          <table:table-cell table:formula="of:=[.C54]/([.D54]-[.D53])" office:value-type="float" office:value="1018188.73191968" calcext:value-type="float">
            <text:p>1018188.731919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88082.50912" calcext:value-type="float">
            <text:p>1442688082.50912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6.6847720146179" calcext:value-type="float">
            <text:p>16.6847720146</text:p>
          </table:table-cell>
          <table:table-cell table:formula="of:=[.C55]/([.D55]-[.D54])" office:value-type="float" office:value="1018418.51014051" calcext:value-type="float">
            <text:p>1018418.510140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88082.57355" calcext:value-type="float">
            <text:p>1442688082.57355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6.7491981983185" calcext:value-type="float">
            <text:p>16.7491981983</text:p>
          </table:table-cell>
          <table:table-cell table:formula="of:=[.C56]/([.D56]-[.D55])" office:value-type="float" office:value="1018716.24594502" calcext:value-type="float">
            <text:p>1018716.245945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88082.63791" calcext:value-type="float">
            <text:p>1442688082.63791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6.8135645389557" calcext:value-type="float">
            <text:p>16.813564539</text:p>
          </table:table-cell>
          <table:table-cell table:formula="of:=[.C57]/([.D57]-[.D56])" office:value-type="float" office:value="1019663.37297201" calcext:value-type="float">
            <text:p>1019663.372972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88082.70237" calcext:value-type="float">
            <text:p>1442688082.7023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6.8780224323273" calcext:value-type="float">
            <text:p>16.8780224323</text:p>
          </table:table-cell>
          <table:table-cell table:formula="of:=[.C58]/([.D58]-[.D57])" office:value-type="float" office:value="1018215.09464558" calcext:value-type="float">
            <text:p>1018215.094645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88082.76678" calcext:value-type="float">
            <text:p>1442688082.76678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6.9424338340759" calcext:value-type="float">
            <text:p>16.9424338341</text:p>
          </table:table-cell>
          <table:table-cell table:formula="of:=[.C59]/([.D59]-[.D58])" office:value-type="float" office:value="1018950.03397234" calcext:value-type="float">
            <text:p>1018950.033972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88082.83122" calcext:value-type="float">
            <text:p>1442688082.83122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7.0068747997284" calcext:value-type="float">
            <text:p>17.0068747997</text:p>
          </table:table-cell>
          <table:table-cell table:formula="of:=[.C60]/([.D60]-[.D59])" office:value-type="float" office:value="1018482.5651738" calcext:value-type="float">
            <text:p>1018482.56517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88082.8956" calcext:value-type="float">
            <text:p>1442688082.8956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7.0712540149689" calcext:value-type="float">
            <text:p>17.071254015</text:p>
          </table:table-cell>
          <table:table-cell table:formula="of:=[.C61]/([.D61]-[.D60])" office:value-type="float" office:value="1019459.45993349" calcext:value-type="float">
            <text:p>1019459.459933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88082.96" calcext:value-type="float">
            <text:p>1442688082.96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7.1356472969055" calcext:value-type="float">
            <text:p>17.1356472969</text:p>
          </table:table-cell>
          <table:table-cell table:formula="of:=[.C62]/([.D62]-[.D61])" office:value-type="float" office:value="1019236.75927208" calcext:value-type="float">
            <text:p>1019236.759272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88083.02391" calcext:value-type="float">
            <text:p>1442688083.02391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7.1995625495911" calcext:value-type="float">
            <text:p>17.1995625496</text:p>
          </table:table-cell>
          <table:table-cell table:formula="of:=[.C63]/([.D63]-[.D62])" office:value-type="float" office:value="1026859.74383766" calcext:value-type="float">
            <text:p>1026859.74383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88083.08931" calcext:value-type="float">
            <text:p>1442688083.0893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7.26495885849" calcext:value-type="float">
            <text:p>17.2649588585</text:p>
          </table:table-cell>
          <table:table-cell table:formula="of:=[.C64]/([.D64]-[.D63])" office:value-type="float" office:value="1003604.04287402" calcext:value-type="float">
            <text:p>1003604.042874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88083.15582" calcext:value-type="float">
            <text:p>1442688083.15582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7.3314666748047" calcext:value-type="float">
            <text:p>17.3314666748</text:p>
          </table:table-cell>
          <table:table-cell table:formula="of:=[.C65]/([.D65]-[.D64])" office:value-type="float" office:value="986831.377675172" calcext:value-type="float">
            <text:p>986831.377675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88083.22249" calcext:value-type="float">
            <text:p>1442688083.2224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7.3981382846832" calcext:value-type="float">
            <text:p>17.3981382847</text:p>
          </table:table-cell>
          <table:table-cell table:formula="of:=[.C66]/([.D66]-[.D65])" office:value-type="float" office:value="984407.008013846" calcext:value-type="float">
            <text:p>984407.0080138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88083.28896" calcext:value-type="float">
            <text:p>1442688083.28896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4646112918854" calcext:value-type="float">
            <text:p>17.4646112919</text:p>
          </table:table-cell>
          <table:table-cell table:formula="of:=[.C67]/([.D67]-[.D66])" office:value-type="float" office:value="987348.139680353" calcext:value-type="float">
            <text:p>987348.1396803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88083.3555" calcext:value-type="float">
            <text:p>1442688083.3555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5311543941498" calcext:value-type="float">
            <text:p>17.5311543941</text:p>
          </table:table-cell>
          <table:table-cell table:formula="of:=[.C68]/([.D68]-[.D67])" office:value-type="float" office:value="986308.088541107" calcext:value-type="float">
            <text:p>986308.0885411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88083.42215" calcext:value-type="float">
            <text:p>1442688083.42215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7.5977962017059" calcext:value-type="float">
            <text:p>17.5977962017</text:p>
          </table:table-cell>
          <table:table-cell table:formula="of:=[.C69]/([.D69]-[.D68])" office:value-type="float" office:value="984847.236394339" calcext:value-type="float">
            <text:p>984847.2363943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88083.48878" calcext:value-type="float">
            <text:p>1442688083.48878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7.6644265651703" calcext:value-type="float">
            <text:p>17.6644265652</text:p>
          </table:table-cell>
          <table:table-cell table:formula="of:=[.C70]/([.D70]-[.D69])" office:value-type="float" office:value="985016.388738603" calcext:value-type="float">
            <text:p>985016.3887386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88083.55529" calcext:value-type="float">
            <text:p>1442688083.55529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7.7309396266937" calcext:value-type="float">
            <text:p>17.7309396267</text:p>
          </table:table-cell>
          <table:table-cell table:formula="of:=[.C71]/([.D71]-[.D70])" office:value-type="float" office:value="986753.556320257" calcext:value-type="float">
            <text:p>986753.556320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88083.62172" calcext:value-type="float">
            <text:p>1442688083.62172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7.7973687648773" calcext:value-type="float">
            <text:p>17.7973687649</text:p>
          </table:table-cell>
          <table:table-cell table:formula="of:=[.C72]/([.D72]-[.D71])" office:value-type="float" office:value="988000.172734581" calcext:value-type="float">
            <text:p>988000.1727345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88083.68841" calcext:value-type="float">
            <text:p>1442688083.68841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7.8640606403351" calcext:value-type="float">
            <text:p>17.8640606403</text:p>
          </table:table-cell>
          <table:table-cell table:formula="of:=[.C73]/([.D73]-[.D72])" office:value-type="float" office:value="984107.877451506" calcext:value-type="float">
            <text:p>984107.877451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88083.75501" calcext:value-type="float">
            <text:p>1442688083.7550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7.9306628704071" calcext:value-type="float">
            <text:p>17.9306628704</text:p>
          </table:table-cell>
          <table:table-cell table:formula="of:=[.C74]/([.D74]-[.D73])" office:value-type="float" office:value="985432.468688026" calcext:value-type="float">
            <text:p>985432.4686880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88083.8216" calcext:value-type="float">
            <text:p>1442688083.8216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7.9972531795502" calcext:value-type="float">
            <text:p>17.9972531796</text:p>
          </table:table-cell>
          <table:table-cell table:formula="of:=[.C75]/([.D75]-[.D74])" office:value-type="float" office:value="985608.879799499" calcext:value-type="float">
            <text:p>985608.8797994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88083.88826" calcext:value-type="float">
            <text:p>1442688083.8882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8.0639116764069" calcext:value-type="float">
            <text:p>18.0639116764</text:p>
          </table:table-cell>
          <table:table-cell table:formula="of:=[.C76]/([.D76]-[.D75])" office:value-type="float" office:value="984600.660004435" calcext:value-type="float">
            <text:p>984600.6600044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88083.95493" calcext:value-type="float">
            <text:p>1442688083.95493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1305828094482" calcext:value-type="float">
            <text:p>18.1305828094</text:p>
          </table:table-cell>
          <table:table-cell table:formula="of:=[.C77]/([.D77]-[.D76])" office:value-type="float" office:value="984414.048569763" calcext:value-type="float">
            <text:p>984414.0485697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88084.02158" calcext:value-type="float">
            <text:p>1442688084.02158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1972284317017" calcext:value-type="float">
            <text:p>18.1972284317</text:p>
          </table:table-cell>
          <table:table-cell table:formula="of:=[.C78]/([.D78]-[.D77])" office:value-type="float" office:value="984790.865188959" calcext:value-type="float">
            <text:p>984790.8651889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88084.08818" calcext:value-type="float">
            <text:p>1442688084.08818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2638268470764" calcext:value-type="float">
            <text:p>18.2638268471</text:p>
          </table:table-cell>
          <table:table-cell table:formula="of:=[.C79]/([.D79]-[.D78])" office:value-type="float" office:value="985488.913372522" calcext:value-type="float">
            <text:p>985488.9133725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88084.15468" calcext:value-type="float">
            <text:p>1442688084.15468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3303344249725" calcext:value-type="float">
            <text:p>18.330334425</text:p>
          </table:table-cell>
          <table:table-cell table:formula="of:=[.C80]/([.D80]-[.D79])" office:value-type="float" office:value="986834.915301144" calcext:value-type="float">
            <text:p>986834.9153011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88084.22125" calcext:value-type="float">
            <text:p>1442688084.2212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3968994617462" calcext:value-type="float">
            <text:p>18.3968994617</text:p>
          </table:table-cell>
          <table:table-cell table:formula="of:=[.C81]/([.D81]-[.D80])" office:value-type="float" office:value="985983.080324076" calcext:value-type="float">
            <text:p>985983.0803240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88084.28786" calcext:value-type="float">
            <text:p>1442688084.28786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4635055065155" calcext:value-type="float">
            <text:p>18.4635055065</text:p>
          </table:table-cell>
          <table:table-cell table:formula="of:=[.C82]/([.D82]-[.D81])" office:value-type="float" office:value="985376.030468991" calcext:value-type="float">
            <text:p>985376.0304689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88084.3543" calcext:value-type="float">
            <text:p>1442688084.3543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5299465656281" calcext:value-type="float">
            <text:p>18.5299465656</text:p>
          </table:table-cell>
          <table:table-cell table:formula="of:=[.C83]/([.D83]-[.D82])" office:value-type="float" office:value="987822.904641265" calcext:value-type="float">
            <text:p>987822.9046412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88084.42094" calcext:value-type="float">
            <text:p>1442688084.42094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5965855121613" calcext:value-type="float">
            <text:p>18.5965855122</text:p>
          </table:table-cell>
          <table:table-cell table:formula="of:=[.C84]/([.D84]-[.D83])" office:value-type="float" office:value="984889.519033717" calcext:value-type="float">
            <text:p>984889.5190337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88084.48737" calcext:value-type="float">
            <text:p>1442688084.48737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8.663017988205" calcext:value-type="float">
            <text:p>18.6630179882</text:p>
          </table:table-cell>
          <table:table-cell table:formula="of:=[.C85]/([.D85]-[.D84])" office:value-type="float" office:value="987950.531255608" calcext:value-type="float">
            <text:p>987950.5312556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88084.55398" calcext:value-type="float">
            <text:p>1442688084.55398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8.7296288013458" calcext:value-type="float">
            <text:p>18.7296288013</text:p>
          </table:table-cell>
          <table:table-cell table:formula="of:=[.C86]/([.D86]-[.D85])" office:value-type="float" office:value="985305.491785558" calcext:value-type="float">
            <text:p>985305.4917855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88084.62052" calcext:value-type="float">
            <text:p>1442688084.62052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8.7961733341217" calcext:value-type="float">
            <text:p>18.7961733341</text:p>
          </table:table-cell>
          <table:table-cell table:formula="of:=[.C87]/([.D87]-[.D86])" office:value-type="float" office:value="986286.885821976" calcext:value-type="float">
            <text:p>986286.8858219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88084.68713" calcext:value-type="float">
            <text:p>1442688084.6871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8.8627758026123" calcext:value-type="float">
            <text:p>18.8627758026</text:p>
          </table:table-cell>
          <table:table-cell table:formula="of:=[.C88]/([.D88]-[.D87])" office:value-type="float" office:value="985428.94110993" calcext:value-type="float">
            <text:p>985428.941109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88084.7536" calcext:value-type="float">
            <text:p>1442688084.7536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8.9292497634888" calcext:value-type="float">
            <text:p>18.9292497635</text:p>
          </table:table-cell>
          <table:table-cell table:formula="of:=[.C89]/([.D89]-[.D88])" office:value-type="float" office:value="987333.974606545" calcext:value-type="float">
            <text:p>987333.9746065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88084.82023" calcext:value-type="float">
            <text:p>1442688084.8202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8.9958808422089" calcext:value-type="float">
            <text:p>18.9958808422</text:p>
          </table:table-cell>
          <table:table-cell table:formula="of:=[.C90]/([.D90]-[.D89])" office:value-type="float" office:value="985005.815014796" calcext:value-type="float">
            <text:p>985005.8150147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88084.88669" calcext:value-type="float">
            <text:p>1442688084.88669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0623404979706" calcext:value-type="float">
            <text:p>19.062340498</text:p>
          </table:table-cell>
          <table:table-cell table:formula="of:=[.C91]/([.D91]-[.D90])" office:value-type="float" office:value="987546.493399151" calcext:value-type="float">
            <text:p>987546.4933991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88084.95325" calcext:value-type="float">
            <text:p>1442688084.95325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1288983821869" calcext:value-type="float">
            <text:p>19.1288983822</text:p>
          </table:table-cell>
          <table:table-cell table:formula="of:=[.C92]/([.D92]-[.D91])" office:value-type="float" office:value="986089.037726928" calcext:value-type="float">
            <text:p>986089.0377269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88085.01956" calcext:value-type="float">
            <text:p>1442688085.01956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195209980011" calcext:value-type="float">
            <text:p>19.19520998</text:p>
          </table:table-cell>
          <table:table-cell table:formula="of:=[.C93]/([.D93]-[.D92])" office:value-type="float" office:value="989751.448518863" calcext:value-type="float">
            <text:p>989751.4485188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88085.08186" calcext:value-type="float">
            <text:p>1442688085.0818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2575113773346" calcext:value-type="float">
            <text:p>19.2575113773</text:p>
          </table:table-cell>
          <table:table-cell table:formula="of:=[.C94]/([.D94]-[.D93])" office:value-type="float" office:value="1053459.51807616" calcext:value-type="float">
            <text:p>1053459.518076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88085.14531" calcext:value-type="float">
            <text:p>1442688085.14531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3209617137909" calcext:value-type="float">
            <text:p>19.3209617138</text:p>
          </table:table-cell>
          <table:table-cell table:formula="of:=[.C95]/([.D95]-[.D94])" office:value-type="float" office:value="1034383.79787322" calcext:value-type="float">
            <text:p>1034383.797873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88085.209" calcext:value-type="float">
            <text:p>1442688085.209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3846521377563" calcext:value-type="float">
            <text:p>19.3846521378</text:p>
          </table:table-cell>
          <table:table-cell table:formula="of:=[.C96]/([.D96]-[.D95])" office:value-type="float" office:value="1030484.58329621" calcext:value-type="float">
            <text:p>1030484.583296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88085.27255" calcext:value-type="float">
            <text:p>1442688085.27255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4481983184814" calcext:value-type="float">
            <text:p>19.4481983185</text:p>
          </table:table-cell>
          <table:table-cell table:formula="of:=[.C97]/([.D97]-[.D96])" office:value-type="float" office:value="1032823.6764366" calcext:value-type="float">
            <text:p>1032823.67643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88085.33611" calcext:value-type="float">
            <text:p>1442688085.33611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9.5117590427399" calcext:value-type="float">
            <text:p>19.5117590427</text:p>
          </table:table-cell>
          <table:table-cell table:formula="of:=[.C98]/([.D98]-[.D97])" office:value-type="float" office:value="1032587.35273619" calcext:value-type="float">
            <text:p>1032587.352736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88085.39963" calcext:value-type="float">
            <text:p>1442688085.39963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9.5752789974213" calcext:value-type="float">
            <text:p>19.5752789974</text:p>
          </table:table-cell>
          <table:table-cell table:formula="of:=[.C99]/([.D99]-[.D98])" office:value-type="float" office:value="1033250.10745359" calcext:value-type="float">
            <text:p>1033250.107453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88085.46338" calcext:value-type="float">
            <text:p>1442688085.46338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9.63902592659" calcext:value-type="float">
            <text:p>19.6390259266</text:p>
          </table:table-cell>
          <table:table-cell table:formula="of:=[.C100]/([.D100]-[.D99])" office:value-type="float" office:value="1029571.16297022" calcext:value-type="float">
            <text:p>1029571.162970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88085.52674" calcext:value-type="float">
            <text:p>1442688085.52674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9.7023918628693" calcext:value-type="float">
            <text:p>19.7023918629</text:p>
          </table:table-cell>
          <table:table-cell table:formula="of:=[.C101]/([.D101]-[.D100])" office:value-type="float" office:value="1035761.54403708" calcext:value-type="float">
            <text:p>1035761.544037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88085.59035" calcext:value-type="float">
            <text:p>1442688085.59035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9.7659969329834" calcext:value-type="float">
            <text:p>19.765996933</text:p>
          </table:table-cell>
          <table:table-cell table:formula="of:=[.C102]/([.D102]-[.D101])" office:value-type="float" office:value="1031867.42632666" calcext:value-type="float">
            <text:p>1031867.426326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88085.65384" calcext:value-type="float">
            <text:p>1442688085.65384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9.8294923305511" calcext:value-type="float">
            <text:p>19.8294923306</text:p>
          </table:table-cell>
          <table:table-cell table:formula="of:=[.C103]/([.D103]-[.D102])" office:value-type="float" office:value="1033649.72130415" calcext:value-type="float">
            <text:p>1033649.721304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88085.71737" calcext:value-type="float">
            <text:p>1442688085.71737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8930213451386" calcext:value-type="float">
            <text:p>19.8930213451</text:p>
          </table:table-cell>
          <table:table-cell table:formula="of:=[.C104]/([.D104]-[.D103])" office:value-type="float" office:value="1033102.75511521" calcext:value-type="float">
            <text:p>1033102.755115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88085.78075" calcext:value-type="float">
            <text:p>1442688085.78075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19.956404209137" calcext:value-type="float">
            <text:p>19.9564042091</text:p>
          </table:table-cell>
          <table:table-cell table:formula="of:=[.C105]/([.D105]-[.D104])" office:value-type="float" office:value="1035484.9222598" calcext:value-type="float">
            <text:p>1035484.92225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88085.84429" calcext:value-type="float">
            <text:p>1442688085.84429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0199394226074" calcext:value-type="float">
            <text:p>20.0199394226</text:p>
          </table:table-cell>
          <table:table-cell table:formula="of:=[.C106]/([.D106]-[.D105])" office:value-type="float" office:value="1033001.95930743" calcext:value-type="float">
            <text:p>1033001.959307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88085.90765" calcext:value-type="float">
            <text:p>1442688085.90765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0833024978638" calcext:value-type="float">
            <text:p>20.0833024979</text:p>
          </table:table-cell>
          <table:table-cell table:formula="of:=[.C107]/([.D107]-[.D106])" office:value-type="float" office:value="1035808.31161482" calcext:value-type="float">
            <text:p>1035808.311614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88085.97129" calcext:value-type="float">
            <text:p>1442688085.9712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0.1469419002533" calcext:value-type="float">
            <text:p>20.1469419003</text:p>
          </table:table-cell>
          <table:table-cell table:formula="of:=[.C108]/([.D108]-[.D107])" office:value-type="float" office:value="1031310.75301866" calcext:value-type="float">
            <text:p>1031310.753018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88086.03365" calcext:value-type="float">
            <text:p>1442688086.03365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0.2093040943146" calcext:value-type="float">
            <text:p>20.2093040943</text:p>
          </table:table-cell>
          <table:table-cell table:formula="of:=[.C109]/([.D109]-[.D108])" office:value-type="float" office:value="1052432.50318466" calcext:value-type="float">
            <text:p>1052432.503184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88086.0941" calcext:value-type="float">
            <text:p>1442688086.0941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0.269745349884" calcext:value-type="float">
            <text:p>20.2697453499</text:p>
          </table:table-cell>
          <table:table-cell table:formula="of:=[.C110]/([.D110]-[.D109])" office:value-type="float" office:value="1085880.81735954" calcext:value-type="float">
            <text:p>1085880.817359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88086.15471" calcext:value-type="float">
            <text:p>1442688086.1547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0.3303580284119" calcext:value-type="float">
            <text:p>20.3303580284</text:p>
          </table:table-cell>
          <table:table-cell table:formula="of:=[.C111]/([.D111]-[.D110])" office:value-type="float" office:value="1082809.7618201" calcext:value-type="float">
            <text:p>1082809.76182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88086.21516" calcext:value-type="float">
            <text:p>1442688086.21516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0.390805721283" calcext:value-type="float">
            <text:p>20.3908057213</text:p>
          </table:table-cell>
          <table:table-cell table:formula="of:=[.C112]/([.D112]-[.D111])" office:value-type="float" office:value="1085765.17783668" calcext:value-type="float">
            <text:p>1085765.177836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88086.27578" calcext:value-type="float">
            <text:p>1442688086.27578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0.4514276981354" calcext:value-type="float">
            <text:p>20.4514276981</text:p>
          </table:table-cell>
          <table:table-cell table:formula="of:=[.C113]/([.D113]-[.D112])" office:value-type="float" office:value="1082643.67821227" calcext:value-type="float">
            <text:p>1082643.678212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88086.33634" calcext:value-type="float">
            <text:p>1442688086.33634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0.5119948387146" calcext:value-type="float">
            <text:p>20.5119948387</text:p>
          </table:table-cell>
          <table:table-cell table:formula="of:=[.C114]/([.D114]-[.D113])" office:value-type="float" office:value="1083623.88206442" calcext:value-type="float">
            <text:p>1083623.882064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88086.39679" calcext:value-type="float">
            <text:p>1442688086.39679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0.5724363327026" calcext:value-type="float">
            <text:p>20.5724363327</text:p>
          </table:table-cell>
          <table:table-cell table:formula="of:=[.C115]/([.D115]-[.D114])" office:value-type="float" office:value="1085876.53397499" calcext:value-type="float">
            <text:p>1085876.533974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88086.45754" calcext:value-type="float">
            <text:p>1442688086.45754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0.6331946849823" calcext:value-type="float">
            <text:p>20.633194685</text:p>
          </table:table-cell>
          <table:table-cell table:formula="of:=[.C116]/([.D116]-[.D115])" office:value-type="float" office:value="1080213.62557536" calcext:value-type="float">
            <text:p>1080213.625575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88086.51794" calcext:value-type="float">
            <text:p>1442688086.51794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0.6935937404633" calcext:value-type="float">
            <text:p>20.6935937405</text:p>
          </table:table-cell>
          <table:table-cell table:formula="of:=[.C117]/([.D117]-[.D116])" office:value-type="float" office:value="1086639.50913426" calcext:value-type="float">
            <text:p>1086639.50913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88086.57855" calcext:value-type="float">
            <text:p>1442688086.57855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0.7542018890381" calcext:value-type="float">
            <text:p>20.754201889</text:p>
          </table:table-cell>
          <table:table-cell table:formula="of:=[.C118]/([.D118]-[.D117])" office:value-type="float" office:value="1082890.69280789" calcext:value-type="float">
            <text:p>1082890.692807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88086.6392" calcext:value-type="float">
            <text:p>1442688086.6392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0.8148484230041" calcext:value-type="float">
            <text:p>20.814848423</text:p>
          </table:table-cell>
          <table:table-cell table:formula="of:=[.C119]/([.D119]-[.D118])" office:value-type="float" office:value="1082205.29200771" calcext:value-type="float">
            <text:p>1082205.292007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88086.69971" calcext:value-type="float">
            <text:p>1442688086.69971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0.8753635883331" calcext:value-type="float">
            <text:p>20.8753635883</text:p>
          </table:table-cell>
          <table:table-cell table:formula="of:=[.C120]/([.D120]-[.D119])" office:value-type="float" office:value="1084554.58467648" calcext:value-type="float">
            <text:p>1084554.584676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88086.76029" calcext:value-type="float">
            <text:p>1442688086.76029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0.9359393119812" calcext:value-type="float">
            <text:p>20.935939312</text:p>
          </table:table-cell>
          <table:table-cell table:formula="of:=[.C121]/([.D121]-[.D120])" office:value-type="float" office:value="1083470.34170494" calcext:value-type="float">
            <text:p>1083470.341704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88086.82094" calcext:value-type="float">
            <text:p>1442688086.82094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0.996593952179" calcext:value-type="float">
            <text:p>20.9965939522</text:p>
          </table:table-cell>
          <table:table-cell table:formula="of:=[.C122]/([.D122]-[.D121])" office:value-type="float" office:value="1082060.65992673" calcext:value-type="float">
            <text:p>1082060.659926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88086.88136" calcext:value-type="float">
            <text:p>1442688086.88136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1.0570092201233" calcext:value-type="float">
            <text:p>21.0570092201</text:p>
          </table:table-cell>
          <table:table-cell table:formula="of:=[.C123]/([.D123]-[.D122])" office:value-type="float" office:value="1086347.90895028" calcext:value-type="float">
            <text:p>1086347.908950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88086.94197" calcext:value-type="float">
            <text:p>1442688086.94197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1.1176202297211" calcext:value-type="float">
            <text:p>21.1176202297</text:p>
          </table:table-cell>
          <table:table-cell table:formula="of:=[.C124]/([.D124]-[.D123])" office:value-type="float" office:value="1082839.57709237" calcext:value-type="float">
            <text:p>1082839.577092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88087.00257" calcext:value-type="float">
            <text:p>1442688087.0025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1.1782236099243" calcext:value-type="float">
            <text:p>21.1782236099</text:p>
          </table:table-cell>
          <table:table-cell table:formula="of:=[.C125]/([.D125]-[.D124])" office:value-type="float" office:value="1082975.89639205" calcext:value-type="float">
            <text:p>1082975.896392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88100.08419" calcext:value-type="float">
            <text:p>1442688100.08419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4.2598440647125" calcext:value-type="float">
            <text:p>34.2598440647</text:p>
          </table:table-cell>
          <table:table-cell table:formula="of:=[.C126]/([.D126]-[.D125])" office:value-type="float" office:value="5017.11544275671" calcext:value-type="float">
            <text:p>5017.11544275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88100.16659" calcext:value-type="float">
            <text:p>1442688100.16659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4.3422427177429" calcext:value-type="float">
            <text:p>34.3422427177</text:p>
          </table:table-cell>
          <table:table-cell table:formula="of:=[.C127]/([.D127]-[.D126])" office:value-type="float" office:value="796517.874822413" calcext:value-type="float">
            <text:p>796517.8748224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88100.24905" calcext:value-type="float">
            <text:p>1442688100.2490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4.4247047901154" calcext:value-type="float">
            <text:p>34.4247047901</text:p>
          </table:table-cell>
          <table:table-cell table:formula="of:=[.C128]/([.D128]-[.D127])" office:value-type="float" office:value="795905.29454045" calcext:value-type="float">
            <text:p>795905.294540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88100.33151" calcext:value-type="float">
            <text:p>1442688100.33151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4.5071611404419" calcext:value-type="float">
            <text:p>34.5071611404</text:p>
          </table:table-cell>
          <table:table-cell table:formula="of:=[.C129]/([.D129]-[.D128])" office:value-type="float" office:value="795960.526267396" calcext:value-type="float">
            <text:p>795960.5262673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88100.41406" calcext:value-type="float">
            <text:p>1442688100.41406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4.5897073745728" calcext:value-type="float">
            <text:p>34.5897073746</text:p>
          </table:table-cell>
          <table:table-cell table:formula="of:=[.C130]/([.D130]-[.D129])" office:value-type="float" office:value="795093.812468229" calcext:value-type="float">
            <text:p>795093.8124682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88100.49662" calcext:value-type="float">
            <text:p>1442688100.49662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4.6722729206085" calcext:value-type="float">
            <text:p>34.6722729206</text:p>
          </table:table-cell>
          <table:table-cell table:formula="of:=[.C131]/([.D131]-[.D130])" office:value-type="float" office:value="794907.841723336" calcext:value-type="float">
            <text:p>794907.8417233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88100.57909" calcext:value-type="float">
            <text:p>1442688100.57909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4.7547352313995" calcext:value-type="float">
            <text:p>34.7547352314</text:p>
          </table:table-cell>
          <table:table-cell table:formula="of:=[.C132]/([.D132]-[.D131])" office:value-type="float" office:value="795902.993384836" calcext:value-type="float">
            <text:p>795902.9933848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88100.66152" calcext:value-type="float">
            <text:p>1442688100.66152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4.837165594101" calcext:value-type="float">
            <text:p>34.8371655941</text:p>
          </table:table-cell>
          <table:table-cell table:formula="of:=[.C133]/([.D133]-[.D132])" office:value-type="float" office:value="796211.466856406" calcext:value-type="float">
            <text:p>796211.4668564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88100.74387" calcext:value-type="float">
            <text:p>1442688100.74387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4.9195191860199" calcext:value-type="float">
            <text:p>34.919519186</text:p>
          </table:table-cell>
          <table:table-cell table:formula="of:=[.C134]/([.D134]-[.D133])" office:value-type="float" office:value="796953.702573129" calcext:value-type="float">
            <text:p>796953.7025731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88100.82638" calcext:value-type="float">
            <text:p>1442688100.82638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5.0020272731781" calcext:value-type="float">
            <text:p>35.0020272732</text:p>
          </table:table-cell>
          <table:table-cell table:formula="of:=[.C135]/([.D135]-[.D134])" office:value-type="float" office:value="795461.417911138" calcext:value-type="float">
            <text:p>795461.417911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88100.90883" calcext:value-type="float">
            <text:p>1442688100.90883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5.0844814777374" calcext:value-type="float">
            <text:p>35.0844814777</text:p>
          </table:table-cell>
          <table:table-cell table:formula="of:=[.C136]/([.D136]-[.D135])" office:value-type="float" office:value="795981.240141338" calcext:value-type="float">
            <text:p>795981.2401413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88100.99148" calcext:value-type="float">
            <text:p>1442688100.99148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5.1671335697174" calcext:value-type="float">
            <text:p>35.1671335697</text:p>
          </table:table-cell>
          <table:table-cell table:formula="of:=[.C137]/([.D137]-[.D136])" office:value-type="float" office:value="794075.48469429" calcext:value-type="float">
            <text:p>794075.48469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88101.07126" calcext:value-type="float">
            <text:p>1442688101.07126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5.2469086647034" calcext:value-type="float">
            <text:p>35.2469086647</text:p>
          </table:table-cell>
          <table:table-cell table:formula="of:=[.C138]/([.D138]-[.D137])" office:value-type="float" office:value="822712.903213081" calcext:value-type="float">
            <text:p>822712.9032130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88101.14972" calcext:value-type="float">
            <text:p>1442688101.14972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5.3253703117371" calcext:value-type="float">
            <text:p>35.3253703117</text:p>
          </table:table-cell>
          <table:table-cell table:formula="of:=[.C139]/([.D139]-[.D138])" office:value-type="float" office:value="836485.117012872" calcext:value-type="float">
            <text:p>836485.1170128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88101.22847" calcext:value-type="float">
            <text:p>1442688101.22847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5.4041187763214" calcext:value-type="float">
            <text:p>35.4041187763</text:p>
          </table:table-cell>
          <table:table-cell table:formula="of:=[.C140]/([.D140]-[.D139])" office:value-type="float" office:value="833438.472056798" calcext:value-type="float">
            <text:p>833438.4720567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88101.30701" calcext:value-type="float">
            <text:p>1442688101.30701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5.4826591014862" calcext:value-type="float">
            <text:p>35.4826591015</text:p>
          </table:table-cell>
          <table:table-cell table:formula="of:=[.C141]/([.D141]-[.D140])" office:value-type="float" office:value="835647.164208826" calcext:value-type="float">
            <text:p>835647.1642088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88101.38559" calcext:value-type="float">
            <text:p>1442688101.38559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5.5612354278564" calcext:value-type="float">
            <text:p>35.5612354279</text:p>
          </table:table-cell>
          <table:table-cell table:formula="of:=[.C142]/([.D142]-[.D141])" office:value-type="float" office:value="835264.296917527" calcext:value-type="float">
            <text:p>835264.2969175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88101.4642" calcext:value-type="float">
            <text:p>1442688101.4642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5.6398503780365" calcext:value-type="float">
            <text:p>35.639850378</text:p>
          </table:table-cell>
          <table:table-cell table:formula="of:=[.C143]/([.D143]-[.D142])" office:value-type="float" office:value="834853.928542618" calcext:value-type="float">
            <text:p>834853.9285426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88101.54265" calcext:value-type="float">
            <text:p>1442688101.54265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5.7183015346527" calcext:value-type="float">
            <text:p>35.7183015347</text:p>
          </table:table-cell>
          <table:table-cell table:formula="of:=[.C144]/([.D144]-[.D143])" office:value-type="float" office:value="836596.971043738" calcext:value-type="float">
            <text:p>836596.9710437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88101.62112" calcext:value-type="float">
            <text:p>1442688101.62112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5.7967746257782" calcext:value-type="float">
            <text:p>35.7967746258</text:p>
          </table:table-cell>
          <table:table-cell table:formula="of:=[.C145]/([.D145]-[.D144])" office:value-type="float" office:value="836363.128541047" calcext:value-type="float">
            <text:p>836363.1285410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88101.69982" calcext:value-type="float">
            <text:p>1442688101.69982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5.8754734992981" calcext:value-type="float">
            <text:p>35.8754734993</text:p>
          </table:table-cell>
          <table:table-cell table:formula="of:=[.C146]/([.D146]-[.D145])" office:value-type="float" office:value="833963.652394672" calcext:value-type="float">
            <text:p>833963.6523946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88101.77839" calcext:value-type="float">
            <text:p>1442688101.77839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5.9540374279022" calcext:value-type="float">
            <text:p>35.9540374279</text:p>
          </table:table-cell>
          <table:table-cell table:formula="of:=[.C147]/([.D147]-[.D146])" office:value-type="float" office:value="835396.105644253" calcext:value-type="float">
            <text:p>835396.1056442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88101.85686" calcext:value-type="float">
            <text:p>1442688101.85686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6.0325145721436" calcext:value-type="float">
            <text:p>36.0325145721</text:p>
          </table:table-cell>
          <table:table-cell table:formula="of:=[.C148]/([.D148]-[.D147])" office:value-type="float" office:value="836319.932822331" calcext:value-type="float">
            <text:p>836319.9328223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88101.93537" calcext:value-type="float">
            <text:p>1442688101.93537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6.1110234260559" calcext:value-type="float">
            <text:p>36.1110234261</text:p>
          </table:table-cell>
          <table:table-cell table:formula="of:=[.C149]/([.D149]-[.D148])" office:value-type="float" office:value="835982.14378815" calcext:value-type="float">
            <text:p>835982.143788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88102.01411" calcext:value-type="float">
            <text:p>1442688102.0141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6.1897556781769" calcext:value-type="float">
            <text:p>36.1897556782</text:p>
          </table:table-cell>
          <table:table-cell table:formula="of:=[.C150]/([.D150]-[.D149])" office:value-type="float" office:value="833610.092839168" calcext:value-type="float">
            <text:p>833610.0928391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88102.08033" calcext:value-type="float">
            <text:p>1442688102.0803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6.2559821605682" calcext:value-type="float">
            <text:p>36.2559821606</text:p>
          </table:table-cell>
          <table:table-cell table:formula="of:=[.C151]/([.D151]-[.D150])" office:value-type="float" office:value="991023.494380324" calcext:value-type="float">
            <text:p>991023.494380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88102.14479" calcext:value-type="float">
            <text:p>1442688102.14479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6.3204398155212" calcext:value-type="float">
            <text:p>36.3204398155</text:p>
          </table:table-cell>
          <table:table-cell table:formula="of:=[.C152]/([.D152]-[.D151])" office:value-type="float" office:value="1018218.86086072" calcext:value-type="float">
            <text:p>1018218.860860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88102.20914" calcext:value-type="float">
            <text:p>1442688102.20914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6.3847858905792" calcext:value-type="float">
            <text:p>36.3847858906</text:p>
          </table:table-cell>
          <table:table-cell table:formula="of:=[.C153]/([.D153]-[.D152])" office:value-type="float" office:value="1019984.51251079" calcext:value-type="float">
            <text:p>1019984.512510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88102.27355" calcext:value-type="float">
            <text:p>1442688102.27355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6.4492003917694" calcext:value-type="float">
            <text:p>36.4492003918</text:p>
          </table:table-cell>
          <table:table-cell table:formula="of:=[.C154]/([.D154]-[.D153])" office:value-type="float" office:value="1018901.00501159" calcext:value-type="float">
            <text:p>1018901.005011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88102.3379" calcext:value-type="float">
            <text:p>1442688102.3379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6.5135502815247" calcext:value-type="float">
            <text:p>36.5135502815</text:p>
          </table:table-cell>
          <table:table-cell table:formula="of:=[.C155]/([.D155]-[.D154])" office:value-type="float" office:value="1019924.04726142" calcext:value-type="float">
            <text:p>1019924.047261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88102.40246" calcext:value-type="float">
            <text:p>1442688102.40246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6.5781145095825" calcext:value-type="float">
            <text:p>36.5781145096</text:p>
          </table:table-cell>
          <table:table-cell table:formula="of:=[.C156]/([.D156]-[.D155])" office:value-type="float" office:value="1016538.13534612" calcext:value-type="float">
            <text:p>1016538.135346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88102.46685" calcext:value-type="float">
            <text:p>1442688102.46685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6.6425030231476" calcext:value-type="float">
            <text:p>36.6425030231</text:p>
          </table:table-cell>
          <table:table-cell table:formula="of:=[.C157]/([.D157]-[.D156])" office:value-type="float" office:value="1019312.24011997" calcext:value-type="float">
            <text:p>1019312.240119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88102.53125" calcext:value-type="float">
            <text:p>1442688102.53125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6.7068982124329" calcext:value-type="float">
            <text:p>36.7068982124</text:p>
          </table:table-cell>
          <table:table-cell table:formula="of:=[.C158]/([.D158]-[.D157])" office:value-type="float" office:value="1019206.5700629" calcext:value-type="float">
            <text:p>1019206.57006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88102.5956" calcext:value-type="float">
            <text:p>1442688102.5956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6.7712509632111" calcext:value-type="float">
            <text:p>36.7712509632</text:p>
          </table:table-cell>
          <table:table-cell table:formula="of:=[.C159]/([.D159]-[.D158])" office:value-type="float" office:value="1019878.70302873" calcext:value-type="float">
            <text:p>1019878.703028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88102.66012" calcext:value-type="float">
            <text:p>1442688102.66012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6.8357734680176" calcext:value-type="float">
            <text:p>36.835773468</text:p>
          </table:table-cell>
          <table:table-cell table:formula="of:=[.C160]/([.D160]-[.D159])" office:value-type="float" office:value="1017195.47616461" calcext:value-type="float">
            <text:p>1017195.476164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88102.72465" calcext:value-type="float">
            <text:p>1442688102.72465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6.9002950191498" calcext:value-type="float">
            <text:p>36.9002950191</text:p>
          </table:table-cell>
          <table:table-cell table:formula="of:=[.C161]/([.D161]-[.D160])" office:value-type="float" office:value="1017210.51103565" calcext:value-type="float">
            <text:p>1017210.511035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88102.78881" calcext:value-type="float">
            <text:p>1442688102.78881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6.9644575119019" calcext:value-type="float">
            <text:p>36.9644575119</text:p>
          </table:table-cell>
          <table:table-cell table:formula="of:=[.C162]/([.D162]-[.D161])" office:value-type="float" office:value="1022902.90144435" calcext:value-type="float">
            <text:p>1022902.901444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88102.85335" calcext:value-type="float">
            <text:p>1442688102.85335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7.0289957523346" calcext:value-type="float">
            <text:p>37.0289957523</text:p>
          </table:table-cell>
          <table:table-cell table:formula="of:=[.C163]/([.D163]-[.D162])" office:value-type="float" office:value="1016947.46494368" calcext:value-type="float">
            <text:p>1016947.464943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88102.91772" calcext:value-type="float">
            <text:p>1442688102.91772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7.0933713912964" calcext:value-type="float">
            <text:p>37.0933713913</text:p>
          </table:table-cell>
          <table:table-cell table:formula="of:=[.C164]/([.D164]-[.D163])" office:value-type="float" office:value="1019516.09426283" calcext:value-type="float">
            <text:p>1019516.094262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88102.98222" calcext:value-type="float">
            <text:p>1442688102.98222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7.1578733921051" calcext:value-type="float">
            <text:p>37.1578733921</text:p>
          </table:table-cell>
          <table:table-cell table:formula="of:=[.C165]/([.D165]-[.D164])" office:value-type="float" office:value="1017518.82386773" calcext:value-type="float">
            <text:p>1017518.823867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88103.04604" calcext:value-type="float">
            <text:p>1442688103.04604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7.2216925621033" calcext:value-type="float">
            <text:p>37.2216925621</text:p>
          </table:table-cell>
          <table:table-cell table:formula="of:=[.C166]/([.D166]-[.D165])" office:value-type="float" office:value="1028405.72827699" calcext:value-type="float">
            <text:p>1028405.728276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88103.11256" calcext:value-type="float">
            <text:p>1442688103.1125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7.2882108688354" calcext:value-type="float">
            <text:p>37.2882108688</text:p>
          </table:table-cell>
          <table:table-cell table:formula="of:=[.C167]/([.D167]-[.D166])" office:value-type="float" office:value="986675.747238331" calcext:value-type="float">
            <text:p>986675.7472383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88103.17919" calcext:value-type="float">
            <text:p>1442688103.17919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7.3548398017883" calcext:value-type="float">
            <text:p>37.3548398018</text:p>
          </table:table-cell>
          <table:table-cell table:formula="of:=[.C168]/([.D168]-[.D167])" office:value-type="float" office:value="985037.536867266" calcext:value-type="float">
            <text:p>985037.5368672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88103.24572" calcext:value-type="float">
            <text:p>1442688103.24572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7.4213716983795" calcext:value-type="float">
            <text:p>37.4213716984</text:p>
          </table:table-cell>
          <table:table-cell table:formula="of:=[.C169]/([.D169]-[.D168])" office:value-type="float" office:value="986474.208052176" calcext:value-type="float">
            <text:p>986474.2080521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88103.31226" calcext:value-type="float">
            <text:p>1442688103.31226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7.4879102706909" calcext:value-type="float">
            <text:p>37.4879102707</text:p>
          </table:table-cell>
          <table:table-cell table:formula="of:=[.C170]/([.D170]-[.D169])" office:value-type="float" office:value="986375.236499536" calcext:value-type="float">
            <text:p>986375.2364995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88103.37887" calcext:value-type="float">
            <text:p>1442688103.37887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7.5545182228088" calcext:value-type="float">
            <text:p>37.5545182228</text:p>
          </table:table-cell>
          <table:table-cell table:formula="of:=[.C171]/([.D171]-[.D170])" office:value-type="float" office:value="985347.813783674" calcext:value-type="float">
            <text:p>985347.8137836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88103.44541" calcext:value-type="float">
            <text:p>1442688103.44541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7.6210589408875" calcext:value-type="float">
            <text:p>37.6210589409</text:p>
          </table:table-cell>
          <table:table-cell table:formula="of:=[.C172]/([.D172]-[.D171])" office:value-type="float" office:value="986343.428432202" calcext:value-type="float">
            <text:p>986343.4284322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88103.51206" calcext:value-type="float">
            <text:p>1442688103.5120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7.6877131462097" calcext:value-type="float">
            <text:p>37.6877131462</text:p>
          </table:table-cell>
          <table:table-cell table:formula="of:=[.C173]/([.D173]-[.D172])" office:value-type="float" office:value="984664.053568363" calcext:value-type="float">
            <text:p>984664.0535683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88103.57851" calcext:value-type="float">
            <text:p>1442688103.57851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7.7541649341583" calcext:value-type="float">
            <text:p>37.7541649342</text:p>
          </table:table-cell>
          <table:table-cell table:formula="of:=[.C174]/([.D174]-[.D173])" office:value-type="float" office:value="987663.417736143" calcext:value-type="float">
            <text:p>987663.41773614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88103.64492" calcext:value-type="float">
            <text:p>1442688103.64492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7.8205687999725" calcext:value-type="float">
            <text:p>37.8205688</text:p>
          </table:table-cell>
          <table:table-cell table:formula="of:=[.C175]/([.D175]-[.D174])" office:value-type="float" office:value="988376.191585463" calcext:value-type="float">
            <text:p>988376.1915854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88103.71156" calcext:value-type="float">
            <text:p>1442688103.71156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7.8872072696686" calcext:value-type="float">
            <text:p>37.8872072697</text:p>
          </table:table-cell>
          <table:table-cell table:formula="of:=[.C176]/([.D176]-[.D175])" office:value-type="float" office:value="984896.566493263" calcext:value-type="float">
            <text:p>984896.5664932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88103.77779" calcext:value-type="float">
            <text:p>1442688103.77779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7.95343708992" calcext:value-type="float">
            <text:p>37.9534370899</text:p>
          </table:table-cell>
          <table:table-cell table:formula="of:=[.C177]/([.D177]-[.D176])" office:value-type="float" office:value="990973.54863421" calcext:value-type="float">
            <text:p>990973.548634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88103.8443" calcext:value-type="float">
            <text:p>1442688103.8443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8.0199491977692" calcext:value-type="float">
            <text:p>38.0199491978</text:p>
          </table:table-cell>
          <table:table-cell table:formula="of:=[.C178]/([.D178]-[.D177])" office:value-type="float" office:value="986767.704744562" calcext:value-type="float">
            <text:p>986767.7047445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88103.91076" calcext:value-type="float">
            <text:p>1442688103.91076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8.0864112377167" calcext:value-type="float">
            <text:p>38.0864112377</text:p>
          </table:table-cell>
          <table:table-cell table:formula="of:=[.C179]/([.D179]-[.D178])" office:value-type="float" office:value="987511.067247329" calcext:value-type="float">
            <text:p>987511.0672473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88103.97729" calcext:value-type="float">
            <text:p>1442688103.97729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1529364585876" calcext:value-type="float">
            <text:p>38.1529364586</text:p>
          </table:table-cell>
          <table:table-cell table:formula="of:=[.C180]/([.D180]-[.D179])" office:value-type="float" office:value="986573.199468152" calcext:value-type="float">
            <text:p>986573.1994681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88104.0438" calcext:value-type="float">
            <text:p>1442688104.0438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2194457054138" calcext:value-type="float">
            <text:p>38.2194457054</text:p>
          </table:table-cell>
          <table:table-cell table:formula="of:=[.C181]/([.D181]-[.D180])" office:value-type="float" office:value="986810.152451965" calcext:value-type="float">
            <text:p>986810.1524519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88104.11026" calcext:value-type="float">
            <text:p>1442688104.11026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2859072685242" calcext:value-type="float">
            <text:p>38.2859072685</text:p>
          </table:table-cell>
          <table:table-cell table:formula="of:=[.C182]/([.D182]-[.D181])" office:value-type="float" office:value="987518.152274358" calcext:value-type="float">
            <text:p>987518.1522743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88104.17684" calcext:value-type="float">
            <text:p>1442688104.17684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8.3524930477142" calcext:value-type="float">
            <text:p>38.3524930477</text:p>
          </table:table-cell>
          <table:table-cell table:formula="of:=[.C183]/([.D183]-[.D182])" office:value-type="float" office:value="985675.932584028" calcext:value-type="float">
            <text:p>985675.9325840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88104.2434" calcext:value-type="float">
            <text:p>1442688104.2434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8.4190454483032" calcext:value-type="float">
            <text:p>38.4190454483</text:p>
          </table:table-cell>
          <table:table-cell table:formula="of:=[.C184]/([.D184]-[.D183])" office:value-type="float" office:value="986170.287159536" calcext:value-type="float">
            <text:p>986170.2871595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88104.30998" calcext:value-type="float">
            <text:p>1442688104.30998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8.4856276512146" calcext:value-type="float">
            <text:p>38.4856276512</text:p>
          </table:table-cell>
          <table:table-cell table:formula="of:=[.C185]/([.D185]-[.D184])" office:value-type="float" office:value="985728.875437755" calcext:value-type="float">
            <text:p>985728.8754377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88104.37654" calcext:value-type="float">
            <text:p>1442688104.3765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8.5521948337555" calcext:value-type="float">
            <text:p>38.5521948338</text:p>
          </table:table-cell>
          <table:table-cell table:formula="of:=[.C186]/([.D186]-[.D185])" office:value-type="float" office:value="985951.297543365" calcext:value-type="float">
            <text:p>985951.2975433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88104.44307" calcext:value-type="float">
            <text:p>1442688104.44307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8.6187233924866" calcext:value-type="float">
            <text:p>38.6187233925</text:p>
          </table:table-cell>
          <table:table-cell table:formula="of:=[.C187]/([.D187]-[.D186])" office:value-type="float" office:value="986523.701276873" calcext:value-type="float">
            <text:p>986523.7012768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88104.50964" calcext:value-type="float">
            <text:p>1442688104.50964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8.6852924823761" calcext:value-type="float">
            <text:p>38.6852924824</text:p>
          </table:table-cell>
          <table:table-cell table:formula="of:=[.C188]/([.D188]-[.D187])" office:value-type="float" office:value="985923.04790284" calcext:value-type="float">
            <text:p>985923.047902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88104.57626" calcext:value-type="float">
            <text:p>1442688104.57626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8.7519121170044" calcext:value-type="float">
            <text:p>38.751912117</text:p>
          </table:table-cell>
          <table:table-cell table:formula="of:=[.C189]/([.D189]-[.D188])" office:value-type="float" office:value="985175.021841438" calcext:value-type="float">
            <text:p>985175.0218414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88104.64262" calcext:value-type="float">
            <text:p>1442688104.64262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8.8182737827301" calcext:value-type="float">
            <text:p>38.8182737827</text:p>
          </table:table-cell>
          <table:table-cell table:formula="of:=[.C190]/([.D190]-[.D189])" office:value-type="float" office:value="989004.71050977" calcext:value-type="float">
            <text:p>989004.710509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88104.70928" calcext:value-type="float">
            <text:p>1442688104.70928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8.8849251270294" calcext:value-type="float">
            <text:p>38.884925127</text:p>
          </table:table-cell>
          <table:table-cell table:formula="of:=[.C191]/([.D191]-[.D190])" office:value-type="float" office:value="984706.320479618" calcext:value-type="float">
            <text:p>984706.3204796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88104.77573" calcext:value-type="float">
            <text:p>1442688104.77573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8.9513795375824" calcext:value-type="float">
            <text:p>38.9513795376</text:p>
          </table:table-cell>
          <table:table-cell table:formula="of:=[.C192]/([.D192]-[.D191])" office:value-type="float" office:value="987624.439880888" calcext:value-type="float">
            <text:p>987624.4398808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88104.84229" calcext:value-type="float">
            <text:p>1442688104.84229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9.0179395675659" calcext:value-type="float">
            <text:p>39.0179395676</text:p>
          </table:table-cell>
          <table:table-cell table:formula="of:=[.C193]/([.D193]-[.D192])" office:value-type="float" office:value="986057.248114968" calcext:value-type="float">
            <text:p>986057.24811496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88104.90894" calcext:value-type="float">
            <text:p>1442688104.9089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0845899581909" calcext:value-type="float">
            <text:p>39.0845899582</text:p>
          </table:table-cell>
          <table:table-cell table:formula="of:=[.C194]/([.D194]-[.D193])" office:value-type="float" office:value="984720.41025641" calcext:value-type="float">
            <text:p>984720.410256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88104.97547" calcext:value-type="float">
            <text:p>1442688104.97547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1511161327362" calcext:value-type="float">
            <text:p>39.1511161327</text:p>
          </table:table-cell>
          <table:table-cell table:formula="of:=[.C195]/([.D195]-[.D194])" office:value-type="float" office:value="986559.056620949" calcext:value-type="float">
            <text:p>986559.0566209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88105.03958" calcext:value-type="float">
            <text:p>1442688105.03958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9.2152302265167" calcext:value-type="float">
            <text:p>39.2152302265</text:p>
          </table:table-cell>
          <table:table-cell table:formula="of:=[.C196]/([.D196]-[.D195])" office:value-type="float" office:value="1023675.0787538" calcext:value-type="float">
            <text:p>1023675.07875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88105.10309" calcext:value-type="float">
            <text:p>1442688105.10309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9.2787420749664" calcext:value-type="float">
            <text:p>39.278742075</text:p>
          </table:table-cell>
          <table:table-cell table:formula="of:=[.C197]/([.D197]-[.D196])" office:value-type="float" office:value="1033381.98465396" calcext:value-type="float">
            <text:p>1033381.984653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88105.16671" calcext:value-type="float">
            <text:p>1442688105.16671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9.3423566818237" calcext:value-type="float">
            <text:p>39.3423566818</text:p>
          </table:table-cell>
          <table:table-cell table:formula="of:=[.C198]/([.D198]-[.D197])" office:value-type="float" office:value="1031712.73458037" calcext:value-type="float">
            <text:p>1031712.734580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88105.23016" calcext:value-type="float">
            <text:p>1442688105.23016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9.4058120250702" calcext:value-type="float">
            <text:p>39.4058120251</text:p>
          </table:table-cell>
          <table:table-cell table:formula="of:=[.C199]/([.D199]-[.D198])" office:value-type="float" office:value="1034302.18232507" calcext:value-type="float">
            <text:p>1034302.182325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88105.29378" calcext:value-type="float">
            <text:p>1442688105.29378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9.4694254398346" calcext:value-type="float">
            <text:p>39.4694254398</text:p>
          </table:table-cell>
          <table:table-cell table:formula="of:=[.C200]/([.D200]-[.D199])" office:value-type="float" office:value="1031732.06851215" calcext:value-type="float">
            <text:p>1031732.068512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88105.35721" calcext:value-type="float">
            <text:p>1442688105.3572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9.5328631401062" calcext:value-type="float">
            <text:p>39.5328631401</text:p>
          </table:table-cell>
          <table:table-cell table:formula="of:=[.C201]/([.D201]-[.D200])" office:value-type="float" office:value="1034589.83725764" calcext:value-type="float">
            <text:p>1034589.837257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88105.42079" calcext:value-type="float">
            <text:p>1442688105.42079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9.5964434146881" calcext:value-type="float">
            <text:p>39.5964434147</text:p>
          </table:table-cell>
          <table:table-cell table:formula="of:=[.C202]/([.D202]-[.D201])" office:value-type="float" office:value="1032269.84204744" calcext:value-type="float">
            <text:p>1032269.842047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88105.4844" calcext:value-type="float">
            <text:p>1442688105.4844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9.6600539684296" calcext:value-type="float">
            <text:p>39.6600539684</text:p>
          </table:table-cell>
          <table:table-cell table:formula="of:=[.C203]/([.D203]-[.D202])" office:value-type="float" office:value="1031778.472905" calcext:value-type="float">
            <text:p>1031778.4729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88105.54786" calcext:value-type="float">
            <text:p>1442688105.54786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9.7235064506531" calcext:value-type="float">
            <text:p>39.7235064507</text:p>
          </table:table-cell>
          <table:table-cell table:formula="of:=[.C204]/([.D204]-[.D203])" office:value-type="float" office:value="1034348.81820402" calcext:value-type="float">
            <text:p>1034348.818204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88105.61139" calcext:value-type="float">
            <text:p>1442688105.61139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9.7870402336121" calcext:value-type="float">
            <text:p>39.7870402336</text:p>
          </table:table-cell>
          <table:table-cell table:formula="of:=[.C205]/([.D205]-[.D204])" office:value-type="float" office:value="1033025.21813269" calcext:value-type="float">
            <text:p>1033025.218132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88105.67492" calcext:value-type="float">
            <text:p>1442688105.67492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9.8505742549896" calcext:value-type="float">
            <text:p>39.850574255</text:p>
          </table:table-cell>
          <table:table-cell table:formula="of:=[.C206]/([.D206]-[.D205])" office:value-type="float" office:value="1033021.34158908" calcext:value-type="float">
            <text:p>1033021.341589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88105.73846" calcext:value-type="float">
            <text:p>1442688105.73846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9141056537628" calcext:value-type="float">
            <text:p>39.9141056538</text:p>
          </table:table-cell>
          <table:table-cell table:formula="of:=[.C207]/([.D207]-[.D206])" office:value-type="float" office:value="1033063.98516906" calcext:value-type="float">
            <text:p>1033063.985169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88105.80204" calcext:value-type="float">
            <text:p>1442688105.80204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39.9776911735535" calcext:value-type="float">
            <text:p>39.9776911736</text:p>
          </table:table-cell>
          <table:table-cell table:formula="of:=[.C208]/([.D208]-[.D207])" office:value-type="float" office:value="1032184.68947157" calcext:value-type="float">
            <text:p>1032184.68947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3:50:54.770236303</dc:date>
    <meta:editing-duration>PT4M32S</meta:editing-duration>
    <meta:editing-cycles>3</meta:editing-cycles>
    <meta:generator>LibreOffice/4.4.2.2$Linux_X86_64 LibreOffice_project/40m0$Build-2</meta:generator>
    <meta:document-statistic meta:table-count="1" meta:cell-count="10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03cm" svg:height="16.476cm" xlink:href=".." xlink:type="simple" chart:class="chart:scatter" chart:style-name="ch1">
        <chart:legend chart:legend-position="end" svg:x="22.336cm" svg:y="7.939cm" style:legend-expansion="high" chart:style-name="ch2"/>
        <chart:plot-area chart:style-name="ch3" table:cell-range-address="'sink_2.receiver_i.routed_msg_sub.network'.D1:'sink_2.receiver_i.routed_msg_sub.network'.E208" chart:data-source-has-labels="row" svg:x="0.518cm" svg:y="0.329cm" svg:width="21.3cm" svg:height="15.818cm">
          <chartooo:coordinate-region svg:x="2.065cm" svg:y="0.528cm" svg:width="19.566cm" svg:height="14.9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208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208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110507965088">
                <text:p>0.0199110507965088</text:p>
              </table:table-cell>
              <table:table-cell office:value-type="float" office:value="3296259.98500832">
                <text:p>3296259.98500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1309280395508">
                <text:p>0.0621309280395508</text:p>
              </table:table-cell>
              <table:table-cell office:value-type="float" office:value="1554528.44218813">
                <text:p>1554528.44218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623464584351">
                <text:p>0.125623464584351</text:p>
              </table:table-cell>
              <table:table-cell office:value-type="float" office:value="1033696.29836242">
                <text:p>1033696.29836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270257949829">
                <text:p>0.189270257949829</text:p>
              </table:table-cell>
              <table:table-cell office:value-type="float" office:value="1031190.99218592">
                <text:p>1031190.99218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355554580688">
                <text:p>0.249355554580688</text:p>
              </table:table-cell>
              <table:table-cell office:value-type="float" office:value="1092313.82185258">
                <text:p>1092313.82185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9785842895508">
                <text:p>0.309785842895508</text:p>
              </table:table-cell>
              <table:table-cell office:value-type="float" office:value="1086077.88958546">
                <text:p>1086077.88958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0482206344604">
                <text:p>0.370482206344604</text:p>
              </table:table-cell>
              <table:table-cell office:value-type="float" office:value="1081316.84124771">
                <text:p>1081316.84124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1024312973022">
                <text:p>0.431024312973022</text:p>
              </table:table-cell>
              <table:table-cell office:value-type="float" office:value="1084071.95677583">
                <text:p>1084071.95677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1677045822144">
                <text:p>0.491677045822144</text:p>
              </table:table-cell>
              <table:table-cell office:value-type="float" office:value="1082094.68752653">
                <text:p>1082094.68752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2372455596924">
                <text:p>0.552372455596924</text:p>
              </table:table-cell>
              <table:table-cell office:value-type="float" office:value="1081333.83139743">
                <text:p>1081333.83139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3006353378296">
                <text:p>0.613006353378296</text:p>
              </table:table-cell>
              <table:table-cell office:value-type="float" office:value="1082430.82502546">
                <text:p>1082430.82502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3576831817627">
                <text:p>0.673576831817627</text:p>
              </table:table-cell>
              <table:table-cell office:value-type="float" office:value="1083564.16675392">
                <text:p>1083564.16675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3908176422119">
                <text:p>0.733908176422119</text:p>
              </table:table-cell>
              <table:table-cell office:value-type="float" office:value="1087859.06281812">
                <text:p>1087859.06281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4557571411133">
                <text:p>0.794557571411133</text:p>
              </table:table-cell>
              <table:table-cell office:value-type="float" office:value="1082154.24097617">
                <text:p>1082154.24097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5129241943359">
                <text:p>0.855129241943359</text:p>
              </table:table-cell>
              <table:table-cell office:value-type="float" office:value="1083542.84145228">
                <text:p>1083542.84145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5826797485352">
                <text:p>0.915826797485352</text:p>
              </table:table-cell>
              <table:table-cell office:value-type="float" office:value="1081295.60431135">
                <text:p>1081295.60431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6412773132324">
                <text:p>0.976412773132324</text:p>
              </table:table-cell>
              <table:table-cell office:value-type="float" office:value="1083287.00328984">
                <text:p>1083287.00328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703498840332">
                <text:p>1.03703498840332</text:p>
              </table:table-cell>
              <table:table-cell office:value-type="float" office:value="1082639.42032816">
                <text:p>1082639.42032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745812416077">
                <text:p>1.09745812416077</text:p>
              </table:table-cell>
              <table:table-cell office:value-type="float" office:value="1086206.45349264">
                <text:p>1086206.45349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799355506897">
                <text:p>1.15799355506897</text:p>
              </table:table-cell>
              <table:table-cell office:value-type="float" office:value="1084191.50595501">
                <text:p>1084191.50595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2311866283417">
                <text:p>14.2311866283417</text:p>
              </table:table-cell>
              <table:table-cell office:value-type="float" office:value="5020.34962936334">
                <text:p>5020.34962936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3135905265808">
                <text:p>14.3135905265808</text:p>
              </table:table-cell>
              <table:table-cell office:value-type="float" office:value="796467.174520509">
                <text:p>796467.174520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3959784507751">
                <text:p>14.3959784507751</text:p>
              </table:table-cell>
              <table:table-cell office:value-type="float" office:value="796621.600092603">
                <text:p>796621.6000926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4783406257629">
                <text:p>14.4783406257629</text:p>
              </table:table-cell>
              <table:table-cell office:value-type="float" office:value="796870.650996376">
                <text:p>796870.650996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5607736110687">
                <text:p>14.5607736110687</text:p>
              </table:table-cell>
              <table:table-cell office:value-type="float" office:value="796186.135398801">
                <text:p>796186.135398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6432259082794">
                <text:p>14.6432259082794</text:p>
              </table:table-cell>
              <table:table-cell office:value-type="float" office:value="795999.653378828">
                <text:p>795999.653378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725649356842">
                <text:p>14.725649356842</text:p>
              </table:table-cell>
              <table:table-cell office:value-type="float" office:value="796278.25751716">
                <text:p>796278.2575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080291748047">
                <text:p>14.8080291748047</text:p>
              </table:table-cell>
              <table:table-cell office:value-type="float" office:value="796699.988215069">
                <text:p>796699.988215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8903620243073">
                <text:p>14.8903620243073</text:p>
              </table:table-cell>
              <table:table-cell office:value-type="float" office:value="797154.482038867">
                <text:p>797154.482038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9729580879211">
                <text:p>14.9729580879211</text:p>
              </table:table-cell>
              <table:table-cell office:value-type="float" office:value="794614.139322755">
                <text:p>794614.139322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0554006099701">
                <text:p>15.0554006099701</text:p>
              </table:table-cell>
              <table:table-cell office:value-type="float" office:value="796094.03459335">
                <text:p>796094.03459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378338336945">
                <text:p>15.1378338336945</text:p>
              </table:table-cell>
              <table:table-cell office:value-type="float" office:value="796183.832618944">
                <text:p>796183.832618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197329998016">
                <text:p>15.2197329998016</text:p>
              </table:table-cell>
              <table:table-cell office:value-type="float" office:value="801375.680847719">
                <text:p>801375.680847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9820728302">
                <text:p>15.29820728302</text:p>
              </table:table-cell>
              <table:table-cell office:value-type="float" office:value="836350.423454709">
                <text:p>836350.42345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376868724823">
                <text:p>15.376868724823</text:p>
              </table:table-cell>
              <table:table-cell office:value-type="float" office:value="834360.501100233">
                <text:p>834360.501100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554226398468">
                <text:p>15.4554226398468</text:p>
              </table:table-cell>
              <table:table-cell office:value-type="float" office:value="835502.596912095">
                <text:p>835502.596912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5339803695679">
                <text:p>15.5339803695679</text:p>
              </table:table-cell>
              <table:table-cell office:value-type="float" office:value="835462.025608886">
                <text:p>835462.025608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6125695705414">
                <text:p>15.6125695705414</text:p>
              </table:table-cell>
              <table:table-cell office:value-type="float" office:value="835127.462641107">
                <text:p>835127.462641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691127538681">
                <text:p>15.691127538681</text:p>
              </table:table-cell>
              <table:table-cell office:value-type="float" office:value="835459.490033263">
                <text:p>835459.490033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7696096897125">
                <text:p>15.7696096897125</text:p>
              </table:table-cell>
              <table:table-cell office:value-type="float" office:value="836266.579564856">
                <text:p>836266.57956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482110500336">
                <text:p>15.8482110500336</text:p>
              </table:table-cell>
              <table:table-cell office:value-type="float" office:value="834998.271428485">
                <text:p>834998.271428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926837682724">
                <text:p>15.926837682724</text:p>
              </table:table-cell>
              <table:table-cell office:value-type="float" office:value="834729.884190864">
                <text:p>834729.884190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0052955150604">
                <text:p>16.0052955150604</text:p>
              </table:table-cell>
              <table:table-cell office:value-type="float" office:value="836525.78774508">
                <text:p>836525.78774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838694572449">
                <text:p>16.0838694572449</text:p>
              </table:table-cell>
              <table:table-cell office:value-type="float" office:value="835289.641519224">
                <text:p>835289.6415192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162424325943">
                <text:p>16.162424325943</text:p>
              </table:table-cell>
              <table:table-cell office:value-type="float" office:value="835492.453716884">
                <text:p>835492.453716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2336447238922">
                <text:p>16.2336447238922</text:p>
              </table:table-cell>
              <table:table-cell office:value-type="float" office:value="921533.744402785">
                <text:p>921533.744402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981443405151">
                <text:p>16.2981443405151</text:p>
              </table:table-cell>
              <table:table-cell office:value-type="float" office:value="1017556.43578">
                <text:p>1017556.43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36256980896">
                <text:p>16.36256980896</text:p>
              </table:table-cell>
              <table:table-cell office:value-type="float" office:value="1018727.55579898">
                <text:p>1018727.55579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26967382431">
                <text:p>16.426967382431</text:p>
              </table:table-cell>
              <table:table-cell office:value-type="float" office:value="1019168.83606624">
                <text:p>1019168.8360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914672374725">
                <text:p>16.4914672374725</text:p>
              </table:table-cell>
              <table:table-cell office:value-type="float" office:value="1017552.67446365">
                <text:p>1017552.67446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55867433548">
                <text:p>16.555867433548</text:p>
              </table:table-cell>
              <table:table-cell office:value-type="float" office:value="1019127.3318969">
                <text:p>1019127.331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6203269958496">
                <text:p>16.6203269958496</text:p>
              </table:table-cell>
              <table:table-cell office:value-type="float" office:value="1018188.73191968">
                <text:p>1018188.73191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847720146179">
                <text:p>16.6847720146179</text:p>
              </table:table-cell>
              <table:table-cell office:value-type="float" office:value="1018418.51014051">
                <text:p>1018418.51014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491981983185">
                <text:p>16.7491981983185</text:p>
              </table:table-cell>
              <table:table-cell office:value-type="float" office:value="1018716.24594502">
                <text:p>1018716.24594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8135645389557">
                <text:p>16.8135645389557</text:p>
              </table:table-cell>
              <table:table-cell office:value-type="float" office:value="1019663.37297201">
                <text:p>1019663.37297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780224323273">
                <text:p>16.8780224323273</text:p>
              </table:table-cell>
              <table:table-cell office:value-type="float" office:value="1018215.09464558">
                <text:p>1018215.09464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9424338340759">
                <text:p>16.9424338340759</text:p>
              </table:table-cell>
              <table:table-cell office:value-type="float" office:value="1018950.03397234">
                <text:p>1018950.03397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068747997284">
                <text:p>17.0068747997284</text:p>
              </table:table-cell>
              <table:table-cell office:value-type="float" office:value="1018482.5651738">
                <text:p>1018482.5651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712540149689">
                <text:p>17.0712540149689</text:p>
              </table:table-cell>
              <table:table-cell office:value-type="float" office:value="1019459.45993349">
                <text:p>1019459.45993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356472969055">
                <text:p>17.1356472969055</text:p>
              </table:table-cell>
              <table:table-cell office:value-type="float" office:value="1019236.75927208">
                <text:p>1019236.75927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995625495911">
                <text:p>17.1995625495911</text:p>
              </table:table-cell>
              <table:table-cell office:value-type="float" office:value="1026859.74383766">
                <text:p>1026859.74383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6495885849">
                <text:p>17.26495885849</text:p>
              </table:table-cell>
              <table:table-cell office:value-type="float" office:value="1003604.04287402">
                <text:p>1003604.04287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314666748047">
                <text:p>17.3314666748047</text:p>
              </table:table-cell>
              <table:table-cell office:value-type="float" office:value="986831.377675172">
                <text:p>986831.377675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3981382846832">
                <text:p>17.3981382846832</text:p>
              </table:table-cell>
              <table:table-cell office:value-type="float" office:value="984407.008013846">
                <text:p>984407.00801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646112918854">
                <text:p>17.4646112918854</text:p>
              </table:table-cell>
              <table:table-cell office:value-type="float" office:value="987348.139680353">
                <text:p>987348.1396803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311543941498">
                <text:p>17.5311543941498</text:p>
              </table:table-cell>
              <table:table-cell office:value-type="float" office:value="986308.088541107">
                <text:p>986308.088541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5977962017059">
                <text:p>17.5977962017059</text:p>
              </table:table-cell>
              <table:table-cell office:value-type="float" office:value="984847.236394339">
                <text:p>984847.236394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6644265651703">
                <text:p>17.6644265651703</text:p>
              </table:table-cell>
              <table:table-cell office:value-type="float" office:value="985016.388738603">
                <text:p>985016.388738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309396266937">
                <text:p>17.7309396266937</text:p>
              </table:table-cell>
              <table:table-cell office:value-type="float" office:value="986753.556320257">
                <text:p>986753.556320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7973687648773">
                <text:p>17.7973687648773</text:p>
              </table:table-cell>
              <table:table-cell office:value-type="float" office:value="988000.172734581">
                <text:p>988000.172734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8640606403351">
                <text:p>17.8640606403351</text:p>
              </table:table-cell>
              <table:table-cell office:value-type="float" office:value="984107.877451506">
                <text:p>984107.877451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9306628704071">
                <text:p>17.9306628704071</text:p>
              </table:table-cell>
              <table:table-cell office:value-type="float" office:value="985432.468688026">
                <text:p>985432.4686880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9972531795502">
                <text:p>17.9972531795502</text:p>
              </table:table-cell>
              <table:table-cell office:value-type="float" office:value="985608.879799499">
                <text:p>985608.879799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0639116764069">
                <text:p>18.0639116764069</text:p>
              </table:table-cell>
              <table:table-cell office:value-type="float" office:value="984600.660004435">
                <text:p>984600.6600044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1305828094482">
                <text:p>18.1305828094482</text:p>
              </table:table-cell>
              <table:table-cell office:value-type="float" office:value="984414.048569763">
                <text:p>984414.0485697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1972284317017">
                <text:p>18.1972284317017</text:p>
              </table:table-cell>
              <table:table-cell office:value-type="float" office:value="984790.865188959">
                <text:p>984790.865188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2638268470764">
                <text:p>18.2638268470764</text:p>
              </table:table-cell>
              <table:table-cell office:value-type="float" office:value="985488.913372522">
                <text:p>985488.9133725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3303344249725">
                <text:p>18.3303344249725</text:p>
              </table:table-cell>
              <table:table-cell office:value-type="float" office:value="986834.915301144">
                <text:p>986834.915301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3968994617462">
                <text:p>18.3968994617462</text:p>
              </table:table-cell>
              <table:table-cell office:value-type="float" office:value="985983.080324076">
                <text:p>985983.080324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4635055065155">
                <text:p>18.4635055065155</text:p>
              </table:table-cell>
              <table:table-cell office:value-type="float" office:value="985376.030468991">
                <text:p>985376.030468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5299465656281">
                <text:p>18.5299465656281</text:p>
              </table:table-cell>
              <table:table-cell office:value-type="float" office:value="987822.904641265">
                <text:p>987822.904641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5965855121613">
                <text:p>18.5965855121613</text:p>
              </table:table-cell>
              <table:table-cell office:value-type="float" office:value="984889.519033717">
                <text:p>984889.519033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663017988205">
                <text:p>18.663017988205</text:p>
              </table:table-cell>
              <table:table-cell office:value-type="float" office:value="987950.531255608">
                <text:p>987950.531255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7296288013458">
                <text:p>18.7296288013458</text:p>
              </table:table-cell>
              <table:table-cell office:value-type="float" office:value="985305.491785558">
                <text:p>985305.4917855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961733341217">
                <text:p>18.7961733341217</text:p>
              </table:table-cell>
              <table:table-cell office:value-type="float" office:value="986286.885821976">
                <text:p>986286.885821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8627758026123">
                <text:p>18.8627758026123</text:p>
              </table:table-cell>
              <table:table-cell office:value-type="float" office:value="985428.94110993">
                <text:p>985428.94110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292497634888">
                <text:p>18.9292497634888</text:p>
              </table:table-cell>
              <table:table-cell office:value-type="float" office:value="987333.974606545">
                <text:p>987333.974606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9958808422089">
                <text:p>18.9958808422089</text:p>
              </table:table-cell>
              <table:table-cell office:value-type="float" office:value="985005.815014796">
                <text:p>985005.815014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0623404979706">
                <text:p>19.0623404979706</text:p>
              </table:table-cell>
              <table:table-cell office:value-type="float" office:value="987546.493399151">
                <text:p>987546.493399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1288983821869">
                <text:p>19.1288983821869</text:p>
              </table:table-cell>
              <table:table-cell office:value-type="float" office:value="986089.037726928">
                <text:p>986089.037726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95209980011">
                <text:p>19.195209980011</text:p>
              </table:table-cell>
              <table:table-cell office:value-type="float" office:value="989751.448518863">
                <text:p>989751.448518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575113773346">
                <text:p>19.2575113773346</text:p>
              </table:table-cell>
              <table:table-cell office:value-type="float" office:value="1053459.51807616">
                <text:p>1053459.51807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209617137909">
                <text:p>19.3209617137909</text:p>
              </table:table-cell>
              <table:table-cell office:value-type="float" office:value="1034383.79787322">
                <text:p>1034383.79787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3846521377563">
                <text:p>19.3846521377563</text:p>
              </table:table-cell>
              <table:table-cell office:value-type="float" office:value="1030484.58329621">
                <text:p>1030484.58329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4481983184814">
                <text:p>19.4481983184814</text:p>
              </table:table-cell>
              <table:table-cell office:value-type="float" office:value="1032823.6764366">
                <text:p>1032823.67643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117590427399">
                <text:p>19.5117590427399</text:p>
              </table:table-cell>
              <table:table-cell office:value-type="float" office:value="1032587.35273619">
                <text:p>1032587.35273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5752789974213">
                <text:p>19.5752789974213</text:p>
              </table:table-cell>
              <table:table-cell office:value-type="float" office:value="1033250.10745359">
                <text:p>1033250.10745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3902592659">
                <text:p>19.63902592659</text:p>
              </table:table-cell>
              <table:table-cell office:value-type="float" office:value="1029571.16297022">
                <text:p>1029571.162970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023918628693">
                <text:p>19.7023918628693</text:p>
              </table:table-cell>
              <table:table-cell office:value-type="float" office:value="1035761.54403708">
                <text:p>1035761.54403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659969329834">
                <text:p>19.7659969329834</text:p>
              </table:table-cell>
              <table:table-cell office:value-type="float" office:value="1031867.42632666">
                <text:p>1031867.42632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294923305511">
                <text:p>19.8294923305511</text:p>
              </table:table-cell>
              <table:table-cell office:value-type="float" office:value="1033649.72130415">
                <text:p>1033649.72130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8930213451386">
                <text:p>19.8930213451386</text:p>
              </table:table-cell>
              <table:table-cell office:value-type="float" office:value="1033102.75511521">
                <text:p>1033102.75511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956404209137">
                <text:p>19.956404209137</text:p>
              </table:table-cell>
              <table:table-cell office:value-type="float" office:value="1035484.9222598">
                <text:p>1035484.9222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0199394226074">
                <text:p>20.0199394226074</text:p>
              </table:table-cell>
              <table:table-cell office:value-type="float" office:value="1033001.95930743">
                <text:p>1033001.959307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0833024978638">
                <text:p>20.0833024978638</text:p>
              </table:table-cell>
              <table:table-cell office:value-type="float" office:value="1035808.31161482">
                <text:p>1035808.311614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1469419002533">
                <text:p>20.1469419002533</text:p>
              </table:table-cell>
              <table:table-cell office:value-type="float" office:value="1031310.75301866">
                <text:p>1031310.75301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2093040943146">
                <text:p>20.2093040943146</text:p>
              </table:table-cell>
              <table:table-cell office:value-type="float" office:value="1052432.50318466">
                <text:p>1052432.503184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269745349884">
                <text:p>20.269745349884</text:p>
              </table:table-cell>
              <table:table-cell office:value-type="float" office:value="1085880.81735954">
                <text:p>1085880.817359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3303580284119">
                <text:p>20.3303580284119</text:p>
              </table:table-cell>
              <table:table-cell office:value-type="float" office:value="1082809.7618201">
                <text:p>1082809.7618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390805721283">
                <text:p>20.390805721283</text:p>
              </table:table-cell>
              <table:table-cell office:value-type="float" office:value="1085765.17783668">
                <text:p>1085765.177836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4514276981354">
                <text:p>20.4514276981354</text:p>
              </table:table-cell>
              <table:table-cell office:value-type="float" office:value="1082643.67821227">
                <text:p>1082643.67821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5119948387146">
                <text:p>20.5119948387146</text:p>
              </table:table-cell>
              <table:table-cell office:value-type="float" office:value="1083623.88206442">
                <text:p>1083623.88206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5724363327026">
                <text:p>20.5724363327026</text:p>
              </table:table-cell>
              <table:table-cell office:value-type="float" office:value="1085876.53397499">
                <text:p>1085876.53397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6331946849823">
                <text:p>20.6331946849823</text:p>
              </table:table-cell>
              <table:table-cell office:value-type="float" office:value="1080213.62557536">
                <text:p>1080213.625575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6935937404633">
                <text:p>20.6935937404633</text:p>
              </table:table-cell>
              <table:table-cell office:value-type="float" office:value="1086639.50913426">
                <text:p>1086639.50913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7542018890381">
                <text:p>20.7542018890381</text:p>
              </table:table-cell>
              <table:table-cell office:value-type="float" office:value="1082890.69280789">
                <text:p>1082890.692807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8148484230041">
                <text:p>20.8148484230041</text:p>
              </table:table-cell>
              <table:table-cell office:value-type="float" office:value="1082205.29200771">
                <text:p>1082205.29200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8753635883331">
                <text:p>20.8753635883331</text:p>
              </table:table-cell>
              <table:table-cell office:value-type="float" office:value="1084554.58467648">
                <text:p>1084554.58467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9359393119812">
                <text:p>20.9359393119812</text:p>
              </table:table-cell>
              <table:table-cell office:value-type="float" office:value="1083470.34170494">
                <text:p>1083470.34170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996593952179">
                <text:p>20.996593952179</text:p>
              </table:table-cell>
              <table:table-cell office:value-type="float" office:value="1082060.65992673">
                <text:p>1082060.65992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0570092201233">
                <text:p>21.0570092201233</text:p>
              </table:table-cell>
              <table:table-cell office:value-type="float" office:value="1086347.90895028">
                <text:p>1086347.90895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1176202297211">
                <text:p>21.1176202297211</text:p>
              </table:table-cell>
              <table:table-cell office:value-type="float" office:value="1082839.57709237">
                <text:p>1082839.577092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1782236099243">
                <text:p>21.1782236099243</text:p>
              </table:table-cell>
              <table:table-cell office:value-type="float" office:value="1082975.89639205">
                <text:p>1082975.89639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2598440647125">
                <text:p>34.2598440647125</text:p>
              </table:table-cell>
              <table:table-cell office:value-type="float" office:value="5017.11544275671">
                <text:p>5017.11544275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3422427177429">
                <text:p>34.3422427177429</text:p>
              </table:table-cell>
              <table:table-cell office:value-type="float" office:value="796517.874822413">
                <text:p>796517.874822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4247047901154">
                <text:p>34.4247047901154</text:p>
              </table:table-cell>
              <table:table-cell office:value-type="float" office:value="795905.29454045">
                <text:p>795905.29454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5071611404419">
                <text:p>34.5071611404419</text:p>
              </table:table-cell>
              <table:table-cell office:value-type="float" office:value="795960.526267396">
                <text:p>795960.526267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5897073745728">
                <text:p>34.5897073745728</text:p>
              </table:table-cell>
              <table:table-cell office:value-type="float" office:value="795093.812468229">
                <text:p>795093.8124682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6722729206085">
                <text:p>34.6722729206085</text:p>
              </table:table-cell>
              <table:table-cell office:value-type="float" office:value="794907.841723336">
                <text:p>794907.8417233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7547352313995">
                <text:p>34.7547352313995</text:p>
              </table:table-cell>
              <table:table-cell office:value-type="float" office:value="795902.993384836">
                <text:p>795902.9933848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837165594101">
                <text:p>34.837165594101</text:p>
              </table:table-cell>
              <table:table-cell office:value-type="float" office:value="796211.466856406">
                <text:p>796211.466856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9195191860199">
                <text:p>34.9195191860199</text:p>
              </table:table-cell>
              <table:table-cell office:value-type="float" office:value="796953.702573129">
                <text:p>796953.702573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0020272731781">
                <text:p>35.0020272731781</text:p>
              </table:table-cell>
              <table:table-cell office:value-type="float" office:value="795461.417911138">
                <text:p>795461.417911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0844814777374">
                <text:p>35.0844814777374</text:p>
              </table:table-cell>
              <table:table-cell office:value-type="float" office:value="795981.240141338">
                <text:p>795981.2401413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1671335697174">
                <text:p>35.1671335697174</text:p>
              </table:table-cell>
              <table:table-cell office:value-type="float" office:value="794075.48469429">
                <text:p>794075.48469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2469086647034">
                <text:p>35.2469086647034</text:p>
              </table:table-cell>
              <table:table-cell office:value-type="float" office:value="822712.903213081">
                <text:p>822712.9032130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3253703117371">
                <text:p>35.3253703117371</text:p>
              </table:table-cell>
              <table:table-cell office:value-type="float" office:value="836485.117012872">
                <text:p>836485.1170128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4041187763214">
                <text:p>35.4041187763214</text:p>
              </table:table-cell>
              <table:table-cell office:value-type="float" office:value="833438.472056798">
                <text:p>833438.472056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4826591014862">
                <text:p>35.4826591014862</text:p>
              </table:table-cell>
              <table:table-cell office:value-type="float" office:value="835647.164208826">
                <text:p>835647.164208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612354278564">
                <text:p>35.5612354278564</text:p>
              </table:table-cell>
              <table:table-cell office:value-type="float" office:value="835264.296917527">
                <text:p>835264.2969175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6398503780365">
                <text:p>35.6398503780365</text:p>
              </table:table-cell>
              <table:table-cell office:value-type="float" office:value="834853.928542618">
                <text:p>834853.9285426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7183015346527">
                <text:p>35.7183015346527</text:p>
              </table:table-cell>
              <table:table-cell office:value-type="float" office:value="836596.971043738">
                <text:p>836596.971043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7967746257782">
                <text:p>35.7967746257782</text:p>
              </table:table-cell>
              <table:table-cell office:value-type="float" office:value="836363.128541047">
                <text:p>836363.1285410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8754734992981">
                <text:p>35.8754734992981</text:p>
              </table:table-cell>
              <table:table-cell office:value-type="float" office:value="833963.652394672">
                <text:p>833963.652394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9540374279022">
                <text:p>35.9540374279022</text:p>
              </table:table-cell>
              <table:table-cell office:value-type="float" office:value="835396.105644253">
                <text:p>835396.105644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0325145721436">
                <text:p>36.0325145721436</text:p>
              </table:table-cell>
              <table:table-cell office:value-type="float" office:value="836319.932822331">
                <text:p>836319.93282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1110234260559">
                <text:p>36.1110234260559</text:p>
              </table:table-cell>
              <table:table-cell office:value-type="float" office:value="835982.14378815">
                <text:p>835982.14378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1897556781769">
                <text:p>36.1897556781769</text:p>
              </table:table-cell>
              <table:table-cell office:value-type="float" office:value="833610.092839168">
                <text:p>833610.0928391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2559821605682">
                <text:p>36.2559821605682</text:p>
              </table:table-cell>
              <table:table-cell office:value-type="float" office:value="991023.494380324">
                <text:p>991023.4943803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3204398155212">
                <text:p>36.3204398155212</text:p>
              </table:table-cell>
              <table:table-cell office:value-type="float" office:value="1018218.86086072">
                <text:p>1018218.86086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3847858905792">
                <text:p>36.3847858905792</text:p>
              </table:table-cell>
              <table:table-cell office:value-type="float" office:value="1019984.51251079">
                <text:p>1019984.512510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4492003917694">
                <text:p>36.4492003917694</text:p>
              </table:table-cell>
              <table:table-cell office:value-type="float" office:value="1018901.00501159">
                <text:p>1018901.00501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5135502815247">
                <text:p>36.5135502815247</text:p>
              </table:table-cell>
              <table:table-cell office:value-type="float" office:value="1019924.04726142">
                <text:p>1019924.04726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5781145095825">
                <text:p>36.5781145095825</text:p>
              </table:table-cell>
              <table:table-cell office:value-type="float" office:value="1016538.13534612">
                <text:p>1016538.135346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6425030231476">
                <text:p>36.6425030231476</text:p>
              </table:table-cell>
              <table:table-cell office:value-type="float" office:value="1019312.24011997">
                <text:p>1019312.24011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7068982124329">
                <text:p>36.7068982124329</text:p>
              </table:table-cell>
              <table:table-cell office:value-type="float" office:value="1019206.5700629">
                <text:p>1019206.57006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7712509632111">
                <text:p>36.7712509632111</text:p>
              </table:table-cell>
              <table:table-cell office:value-type="float" office:value="1019878.70302873">
                <text:p>1019878.703028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8357734680176">
                <text:p>36.8357734680176</text:p>
              </table:table-cell>
              <table:table-cell office:value-type="float" office:value="1017195.47616461">
                <text:p>1017195.476164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9002950191498">
                <text:p>36.9002950191498</text:p>
              </table:table-cell>
              <table:table-cell office:value-type="float" office:value="1017210.51103565">
                <text:p>1017210.511035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9644575119019">
                <text:p>36.9644575119019</text:p>
              </table:table-cell>
              <table:table-cell office:value-type="float" office:value="1022902.90144435">
                <text:p>1022902.901444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0289957523346">
                <text:p>37.0289957523346</text:p>
              </table:table-cell>
              <table:table-cell office:value-type="float" office:value="1016947.46494368">
                <text:p>1016947.464943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0933713912964">
                <text:p>37.0933713912964</text:p>
              </table:table-cell>
              <table:table-cell office:value-type="float" office:value="1019516.09426283">
                <text:p>1019516.094262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1578733921051">
                <text:p>37.1578733921051</text:p>
              </table:table-cell>
              <table:table-cell office:value-type="float" office:value="1017518.82386773">
                <text:p>1017518.823867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2216925621033">
                <text:p>37.2216925621033</text:p>
              </table:table-cell>
              <table:table-cell office:value-type="float" office:value="1028405.72827699">
                <text:p>1028405.728276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2882108688354">
                <text:p>37.2882108688354</text:p>
              </table:table-cell>
              <table:table-cell office:value-type="float" office:value="986675.747238331">
                <text:p>986675.747238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3548398017883">
                <text:p>37.3548398017883</text:p>
              </table:table-cell>
              <table:table-cell office:value-type="float" office:value="985037.536867266">
                <text:p>985037.536867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4213716983795">
                <text:p>37.4213716983795</text:p>
              </table:table-cell>
              <table:table-cell office:value-type="float" office:value="986474.208052176">
                <text:p>986474.208052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4879102706909">
                <text:p>37.4879102706909</text:p>
              </table:table-cell>
              <table:table-cell office:value-type="float" office:value="986375.236499536">
                <text:p>986375.2364995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5545182228088">
                <text:p>37.5545182228088</text:p>
              </table:table-cell>
              <table:table-cell office:value-type="float" office:value="985347.813783674">
                <text:p>985347.813783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6210589408875">
                <text:p>37.6210589408875</text:p>
              </table:table-cell>
              <table:table-cell office:value-type="float" office:value="986343.428432202">
                <text:p>986343.428432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6877131462097">
                <text:p>37.6877131462097</text:p>
              </table:table-cell>
              <table:table-cell office:value-type="float" office:value="984664.053568363">
                <text:p>984664.0535683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7541649341583">
                <text:p>37.7541649341583</text:p>
              </table:table-cell>
              <table:table-cell office:value-type="float" office:value="987663.417736143">
                <text:p>987663.417736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8205687999725">
                <text:p>37.8205687999725</text:p>
              </table:table-cell>
              <table:table-cell office:value-type="float" office:value="988376.191585463">
                <text:p>988376.1915854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872072696686">
                <text:p>37.8872072696686</text:p>
              </table:table-cell>
              <table:table-cell office:value-type="float" office:value="984896.566493263">
                <text:p>984896.5664932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95343708992">
                <text:p>37.95343708992</text:p>
              </table:table-cell>
              <table:table-cell office:value-type="float" office:value="990973.54863421">
                <text:p>990973.548634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0199491977692">
                <text:p>38.0199491977692</text:p>
              </table:table-cell>
              <table:table-cell office:value-type="float" office:value="986767.704744562">
                <text:p>986767.7047445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0864112377167">
                <text:p>38.0864112377167</text:p>
              </table:table-cell>
              <table:table-cell office:value-type="float" office:value="987511.067247329">
                <text:p>987511.067247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1529364585876">
                <text:p>38.1529364585876</text:p>
              </table:table-cell>
              <table:table-cell office:value-type="float" office:value="986573.199468152">
                <text:p>986573.199468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2194457054138">
                <text:p>38.2194457054138</text:p>
              </table:table-cell>
              <table:table-cell office:value-type="float" office:value="986810.152451965">
                <text:p>986810.152451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2859072685242">
                <text:p>38.2859072685242</text:p>
              </table:table-cell>
              <table:table-cell office:value-type="float" office:value="987518.152274358">
                <text:p>987518.1522743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3524930477142">
                <text:p>38.3524930477142</text:p>
              </table:table-cell>
              <table:table-cell office:value-type="float" office:value="985675.932584028">
                <text:p>985675.9325840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.4190454483032">
                <text:p>38.4190454483032</text:p>
              </table:table-cell>
              <table:table-cell office:value-type="float" office:value="986170.287159536">
                <text:p>986170.2871595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.4856276512146">
                <text:p>38.4856276512146</text:p>
              </table:table-cell>
              <table:table-cell office:value-type="float" office:value="985728.875437755">
                <text:p>985728.8754377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5521948337555">
                <text:p>38.5521948337555</text:p>
              </table:table-cell>
              <table:table-cell office:value-type="float" office:value="985951.297543365">
                <text:p>985951.297543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6187233924866">
                <text:p>38.6187233924866</text:p>
              </table:table-cell>
              <table:table-cell office:value-type="float" office:value="986523.701276873">
                <text:p>986523.701276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6852924823761">
                <text:p>38.6852924823761</text:p>
              </table:table-cell>
              <table:table-cell office:value-type="float" office:value="985923.04790284">
                <text:p>985923.047902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7519121170044">
                <text:p>38.7519121170044</text:p>
              </table:table-cell>
              <table:table-cell office:value-type="float" office:value="985175.021841438">
                <text:p>985175.0218414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8182737827301">
                <text:p>38.8182737827301</text:p>
              </table:table-cell>
              <table:table-cell office:value-type="float" office:value="989004.71050977">
                <text:p>989004.710509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8849251270294">
                <text:p>38.8849251270294</text:p>
              </table:table-cell>
              <table:table-cell office:value-type="float" office:value="984706.320479618">
                <text:p>984706.3204796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9513795375824">
                <text:p>38.9513795375824</text:p>
              </table:table-cell>
              <table:table-cell office:value-type="float" office:value="987624.439880888">
                <text:p>987624.439880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.0179395675659">
                <text:p>39.0179395675659</text:p>
              </table:table-cell>
              <table:table-cell office:value-type="float" office:value="986057.248114968">
                <text:p>986057.2481149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0845899581909">
                <text:p>39.0845899581909</text:p>
              </table:table-cell>
              <table:table-cell office:value-type="float" office:value="984720.41025641">
                <text:p>984720.410256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1511161327362">
                <text:p>39.1511161327362</text:p>
              </table:table-cell>
              <table:table-cell office:value-type="float" office:value="986559.056620949">
                <text:p>986559.056620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2152302265167">
                <text:p>39.2152302265167</text:p>
              </table:table-cell>
              <table:table-cell office:value-type="float" office:value="1023675.0787538">
                <text:p>1023675.0787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787420749664">
                <text:p>39.2787420749664</text:p>
              </table:table-cell>
              <table:table-cell office:value-type="float" office:value="1033381.98465396">
                <text:p>1033381.98465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3423566818237">
                <text:p>39.3423566818237</text:p>
              </table:table-cell>
              <table:table-cell office:value-type="float" office:value="1031712.73458037">
                <text:p>1031712.734580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058120250702">
                <text:p>39.4058120250702</text:p>
              </table:table-cell>
              <table:table-cell office:value-type="float" office:value="1034302.18232507">
                <text:p>1034302.182325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4694254398346">
                <text:p>39.4694254398346</text:p>
              </table:table-cell>
              <table:table-cell office:value-type="float" office:value="1031732.06851215">
                <text:p>1031732.06851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5328631401062">
                <text:p>39.5328631401062</text:p>
              </table:table-cell>
              <table:table-cell office:value-type="float" office:value="1034589.83725764">
                <text:p>1034589.837257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5964434146881">
                <text:p>39.5964434146881</text:p>
              </table:table-cell>
              <table:table-cell office:value-type="float" office:value="1032269.84204744">
                <text:p>1032269.842047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6600539684296">
                <text:p>39.6600539684296</text:p>
              </table:table-cell>
              <table:table-cell office:value-type="float" office:value="1031778.472905">
                <text:p>1031778.4729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.7235064506531">
                <text:p>39.7235064506531</text:p>
              </table:table-cell>
              <table:table-cell office:value-type="float" office:value="1034348.81820402">
                <text:p>1034348.818204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7870402336121">
                <text:p>39.7870402336121</text:p>
              </table:table-cell>
              <table:table-cell office:value-type="float" office:value="1033025.21813269">
                <text:p>1033025.218132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8505742549896">
                <text:p>39.8505742549896</text:p>
              </table:table-cell>
              <table:table-cell office:value-type="float" office:value="1033021.34158908">
                <text:p>1033021.341589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9141056537628">
                <text:p>39.9141056537628</text:p>
              </table:table-cell>
              <table:table-cell office:value-type="float" office:value="1033063.98516906">
                <text:p>1033063.985169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.9776911735535">
                <text:p>39.9776911735535</text:p>
              </table:table-cell>
              <table:table-cell office:value-type="float" office:value="1032184.68947157">
                <text:p>1032184.68947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